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deg</text:p>
          </table:table-cell>
          <table:table-cell office:value-type="string" calcext:value-type="string">
            <text:p>loggedde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loggedtot</text:p>
          </table:table-cell>
          <table:table-cell/>
          <table:table-cell office:value-type="string" calcext:value-type="string">
            <text:p>FOR DELAYED EXP 1.25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611" calcext:value-type="float">
            <text:p>611</text:p>
          </table:table-cell>
          <table:table-cell table:formula="of:=IFERROR(LOG10([.C2]);0)" office:value-type="float" office:value="2.78604121024255" calcext:value-type="float">
            <text:p>2.7860412102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ERROR(LOG10([.A3]);0)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formula="of:=IFERROR(LOG10([.C3]);0)" office:value-type="float" office:value="2.04139268515822" calcext:value-type="float">
            <text:p>2.0413926852</text:p>
          </table:table-cell>
          <table:table-cell/>
          <table:table-cell table:formula="of:=IFERROR(LOG10([.A3]);0)" office:value-type="float" office:value="0" calcext:value-type="float">
            <text:p>0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ERROR(LOG10([.A4]);0)" office:value-type="float" office:value="0.301029995663981" calcext:value-type="float">
            <text:p>0.3010299957</text:p>
          </table:table-cell>
          <table:table-cell office:value-type="float" office:value="159" calcext:value-type="float">
            <text:p>159</text:p>
          </table:table-cell>
          <table:table-cell table:formula="of:=IFERROR(LOG10([.C4]);0)" office:value-type="float" office:value="2.20139712432045" calcext:value-type="float">
            <text:p>2.2013971243</text:p>
          </table:table-cell>
          <table:table-cell/>
          <table:table-cell table:formula="of:=IFERROR(LOG10([.A4]);0)" office:value-type="float" office:value="0.301029995663981" calcext:value-type="float">
            <text:p>0.301029995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ERROR(LOG10([.A5]);0)" office:value-type="float" office:value="0.477121254719662" calcext:value-type="float">
            <text:p>0.4771212547</text:p>
          </table:table-cell>
          <table:table-cell office:value-type="float" office:value="108" calcext:value-type="float">
            <text:p>108</text:p>
          </table:table-cell>
          <table:table-cell table:formula="of:=IFERROR(LOG10([.C5]);0)" office:value-type="float" office:value="2.03342375548695" calcext:value-type="float">
            <text:p>2.0334237555</text:p>
          </table:table-cell>
          <table:table-cell/>
          <table:table-cell table:formula="of:=IFERROR(LOG10([.A5]);0)" office:value-type="float" office:value="0.477121254719662" calcext:value-type="float">
            <text:p>0.477121254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ERROR(LOG10([.A6]);0)" office:value-type="float" office:value="0.602059991327962" calcext:value-type="float">
            <text:p>0.6020599913</text:p>
          </table:table-cell>
          <table:table-cell office:value-type="float" office:value="122" calcext:value-type="float">
            <text:p>122</text:p>
          </table:table-cell>
          <table:table-cell table:formula="of:=IFERROR(LOG10([.C6]);0)" office:value-type="float" office:value="2.08635983067475" calcext:value-type="float">
            <text:p>2.0863598307</text:p>
          </table:table-cell>
          <table:table-cell/>
          <table:table-cell table:formula="of:=IFERROR(LOG10([.A6]);0)" office:value-type="float" office:value="0.602059991327962" calcext:value-type="float">
            <text:p>0.602059991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ERROR(LOG10([.A7]);0)" office:value-type="float" office:value="0.698970004336019" calcext:value-type="float">
            <text:p>0.6989700043</text:p>
          </table:table-cell>
          <table:table-cell office:value-type="float" office:value="100" calcext:value-type="float">
            <text:p>100</text:p>
          </table:table-cell>
          <table:table-cell table:formula="of:=IFERROR(LOG10([.C7]);0)" office:value-type="float" office:value="2" calcext:value-type="float">
            <text:p>2</text:p>
          </table:table-cell>
          <table:table-cell/>
          <table:table-cell table:formula="of:=IFERROR(LOG10([.A7]);0)" office:value-type="float" office:value="0.698970004336019" calcext:value-type="float">
            <text:p>0.698970004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IFERROR(LOG10([.A8]);0)" office:value-type="float" office:value="0.778151250383644" calcext:value-type="float">
            <text:p>0.7781512504</text:p>
          </table:table-cell>
          <table:table-cell office:value-type="float" office:value="112" calcext:value-type="float">
            <text:p>112</text:p>
          </table:table-cell>
          <table:table-cell table:formula="of:=IFERROR(LOG10([.C8]);0)" office:value-type="float" office:value="2.04921802267018" calcext:value-type="float">
            <text:p>2.0492180227</text:p>
          </table:table-cell>
          <table:table-cell/>
          <table:table-cell table:formula="of:=IFERROR(LOG10([.A8]);0)" office:value-type="float" office:value="0.778151250383644" calcext:value-type="float">
            <text:p>0.778151250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ERROR(LOG10([.A9]);0)" office:value-type="float" office:value="0.845098040014257" calcext:value-type="float">
            <text:p>0.84509804</text:p>
          </table:table-cell>
          <table:table-cell office:value-type="float" office:value="115" calcext:value-type="float">
            <text:p>115</text:p>
          </table:table-cell>
          <table:table-cell table:formula="of:=IFERROR(LOG10([.C9]);0)" office:value-type="float" office:value="2.06069784035361" calcext:value-type="float">
            <text:p>2.0606978404</text:p>
          </table:table-cell>
          <table:table-cell/>
          <table:table-cell table:formula="of:=IFERROR(LOG10([.A9]);0)" office:value-type="float" office:value="0.845098040014257" calcext:value-type="float">
            <text:p>0.8450980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ERROR(LOG10([.A10]);0)" office:value-type="float" office:value="0.903089986991943" calcext:value-type="float">
            <text:p>0.903089987</text:p>
          </table:table-cell>
          <table:table-cell office:value-type="float" office:value="114" calcext:value-type="float">
            <text:p>114</text:p>
          </table:table-cell>
          <table:table-cell table:formula="of:=IFERROR(LOG10([.C10]);0)" office:value-type="float" office:value="2.05690485133647" calcext:value-type="float">
            <text:p>2.0569048513</text:p>
          </table:table-cell>
          <table:table-cell/>
          <table:table-cell table:formula="of:=IFERROR(LOG10([.A10]);0)" office:value-type="float" office:value="0.903089986991943" calcext:value-type="float">
            <text:p>0.90308998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ERROR(LOG10([.A11]);0)" office:value-type="float" office:value="0.954242509439325" calcext:value-type="float">
            <text:p>0.9542425094</text:p>
          </table:table-cell>
          <table:table-cell office:value-type="float" office:value="96" calcext:value-type="float">
            <text:p>96</text:p>
          </table:table-cell>
          <table:table-cell table:formula="of:=IFERROR(LOG10([.C11]);0)" office:value-type="float" office:value="1.98227123303957" calcext:value-type="float">
            <text:p>1.982271233</text:p>
          </table:table-cell>
          <table:table-cell/>
          <table:table-cell table:formula="of:=IFERROR(LOG10([.A11]);0)" office:value-type="float" office:value="0.954242509439325" calcext:value-type="float">
            <text:p>0.954242509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ERROR(LOG10([.A12]);0)"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IFERROR(LOG10([.C12]);0)" office:value-type="float" office:value="1.93951925261862" calcext:value-type="float">
            <text:p>1.9395192526</text:p>
          </table:table-cell>
          <table:table-cell/>
          <table:table-cell table:formula="of:=IFERROR(LOG10([.A12]);0)" office:value-type="float" office:value="1" calcext:value-type="float">
            <text:p>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ERROR(LOG10([.A13]);0)" office:value-type="float" office:value="1.04139268515823" calcext:value-type="float">
            <text:p>1.0413926852</text:p>
          </table:table-cell>
          <table:table-cell office:value-type="float" office:value="93" calcext:value-type="float">
            <text:p>93</text:p>
          </table:table-cell>
          <table:table-cell table:formula="of:=IFERROR(LOG10([.C13]);0)" office:value-type="float" office:value="1.96848294855394" calcext:value-type="float">
            <text:p>1.9684829486</text:p>
          </table:table-cell>
          <table:table-cell/>
          <table:table-cell table:formula="of:=IFERROR(LOG10([.A13]);0)" office:value-type="float" office:value="1.04139268515823" calcext:value-type="float">
            <text:p>1.0413926852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ERROR(LOG10([.A14]);0)" office:value-type="float" office:value="1.07918124604762" calcext:value-type="float">
            <text:p>1.079181246</text:p>
          </table:table-cell>
          <table:table-cell office:value-type="float" office:value="125" calcext:value-type="float">
            <text:p>125</text:p>
          </table:table-cell>
          <table:table-cell table:formula="of:=IFERROR(LOG10([.C14]);0)" office:value-type="float" office:value="2.09691001300806" calcext:value-type="float">
            <text:p>2.096910013</text:p>
          </table:table-cell>
          <table:table-cell/>
          <table:table-cell table:formula="of:=IFERROR(LOG10([.A14]);0)" office:value-type="float" office:value="1.07918124604762" calcext:value-type="float">
            <text:p>1.079181246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ERROR(LOG10([.A15]);0)" office:value-type="float" office:value="1.11394335230684" calcext:value-type="float">
            <text:p>1.1139433523</text:p>
          </table:table-cell>
          <table:table-cell office:value-type="float" office:value="114" calcext:value-type="float">
            <text:p>114</text:p>
          </table:table-cell>
          <table:table-cell table:formula="of:=IFERROR(LOG10([.C15]);0)" office:value-type="float" office:value="2.05690485133647" calcext:value-type="float">
            <text:p>2.0569048513</text:p>
          </table:table-cell>
          <table:table-cell/>
          <table:table-cell table:formula="of:=IFERROR(LOG10([.A15]);0)" office:value-type="float" office:value="1.11394335230684" calcext:value-type="float">
            <text:p>1.1139433523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ERROR(LOG10([.A16]);0)" office:value-type="float" office:value="1.14612803567824" calcext:value-type="float">
            <text:p>1.1461280357</text:p>
          </table:table-cell>
          <table:table-cell office:value-type="float" office:value="102" calcext:value-type="float">
            <text:p>102</text:p>
          </table:table-cell>
          <table:table-cell table:formula="of:=IFERROR(LOG10([.C16]);0)" office:value-type="float" office:value="2.00860017176192" calcext:value-type="float">
            <text:p>2.0086001718</text:p>
          </table:table-cell>
          <table:table-cell/>
          <table:table-cell table:formula="of:=IFERROR(LOG10([.A16]);0)" office:value-type="float" office:value="1.14612803567824" calcext:value-type="float">
            <text:p>1.146128035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IFERROR(LOG10([.A17]);0)" office:value-type="float" office:value="1.17609125905568" calcext:value-type="float">
            <text:p>1.1760912591</text:p>
          </table:table-cell>
          <table:table-cell office:value-type="float" office:value="94" calcext:value-type="float">
            <text:p>94</text:p>
          </table:table-cell>
          <table:table-cell table:formula="of:=IFERROR(LOG10([.C17]);0)" office:value-type="float" office:value="1.9731278535997" calcext:value-type="float">
            <text:p>1.9731278536</text:p>
          </table:table-cell>
          <table:table-cell/>
          <table:table-cell table:formula="of:=IFERROR(LOG10([.A17]);0)" office:value-type="float" office:value="1.17609125905568" calcext:value-type="float">
            <text:p>1.1760912591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ERROR(LOG10([.A18]);0)" office:value-type="float" office:value="1.20411998265592" calcext:value-type="float">
            <text:p>1.2041199827</text:p>
          </table:table-cell>
          <table:table-cell office:value-type="float" office:value="112" calcext:value-type="float">
            <text:p>112</text:p>
          </table:table-cell>
          <table:table-cell table:formula="of:=IFERROR(LOG10([.C18]);0)" office:value-type="float" office:value="2.04921802267018" calcext:value-type="float">
            <text:p>2.0492180227</text:p>
          </table:table-cell>
          <table:table-cell/>
          <table:table-cell table:formula="of:=IFERROR(LOG10([.A18]);0)" office:value-type="float" office:value="1.20411998265592" calcext:value-type="float">
            <text:p>1.2041199827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ERROR(LOG10([.A19]);0)" office:value-type="float" office:value="1.23044892137827" calcext:value-type="float">
            <text:p>1.2304489214</text:p>
          </table:table-cell>
          <table:table-cell office:value-type="float" office:value="106" calcext:value-type="float">
            <text:p>106</text:p>
          </table:table-cell>
          <table:table-cell table:formula="of:=IFERROR(LOG10([.C19]);0)" office:value-type="float" office:value="2.02530586526477" calcext:value-type="float">
            <text:p>2.0253058653</text:p>
          </table:table-cell>
          <table:table-cell/>
          <table:table-cell table:formula="of:=IFERROR(LOG10([.A19]);0)" office:value-type="float" office:value="1.23044892137827" calcext:value-type="float">
            <text:p>1.2304489214</text:p>
          </table:table-cell>
          <table:table-cell office:value-type="float" office:value="2.04" calcext:value-type="float">
            <text:p>2.0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ERROR(LOG10([.A20]);0)" office:value-type="float" office:value="1.25527250510331" calcext:value-type="float">
            <text:p>1.2552725051</text:p>
          </table:table-cell>
          <table:table-cell office:value-type="float" office:value="86" calcext:value-type="float">
            <text:p>86</text:p>
          </table:table-cell>
          <table:table-cell table:formula="of:=IFERROR(LOG10([.C20]);0)" office:value-type="float" office:value="1.93449845124357" calcext:value-type="float">
            <text:p>1.9344984512</text:p>
          </table:table-cell>
          <table:table-cell/>
          <table:table-cell table:formula="of:=IFERROR(LOG10([.A20]);0)" office:value-type="float" office:value="1.25527250510331" calcext:value-type="float">
            <text:p>1.2552725051</text:p>
          </table:table-cell>
          <table:table-cell table:formula="of:=2.151 -( 0.002*EXP(3.158*([.F20])))" office:value-type="float" office:value="2.04564898743141" calcext:value-type="float">
            <text:p>2.045648987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ERROR(LOG10([.A21]);0)" office:value-type="float" office:value="1.27875360095283" calcext:value-type="float">
            <text:p>1.278753601</text:p>
          </table:table-cell>
          <table:table-cell office:value-type="float" office:value="87" calcext:value-type="float">
            <text:p>87</text:p>
          </table:table-cell>
          <table:table-cell table:formula="of:=IFERROR(LOG10([.C21]);0)" office:value-type="float" office:value="1.93951925261862" calcext:value-type="float">
            <text:p>1.9395192526</text:p>
          </table:table-cell>
          <table:table-cell/>
          <table:table-cell table:formula="of:=IFERROR(LOG10([.A21]);0)" office:value-type="float" office:value="1.27875360095283" calcext:value-type="float">
            <text:p>1.278753601</text:p>
          </table:table-cell>
          <table:table-cell table:formula="of:=2.151 -( 0.002*EXP(3.158*([.F21])))" office:value-type="float" office:value="2.03753992052458" calcext:value-type="float">
            <text:p>2.03753992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ERROR(LOG10([.A22]);0)" office:value-type="float" office:value="1.30102999566398" calcext:value-type="float">
            <text:p>1.3010299957</text:p>
          </table:table-cell>
          <table:table-cell office:value-type="float" office:value="125" calcext:value-type="float">
            <text:p>125</text:p>
          </table:table-cell>
          <table:table-cell table:formula="of:=IFERROR(LOG10([.C22]);0)" office:value-type="float" office:value="2.09691001300806" calcext:value-type="float">
            <text:p>2.096910013</text:p>
          </table:table-cell>
          <table:table-cell/>
          <table:table-cell table:formula="of:=IFERROR(LOG10([.A22]);0)" office:value-type="float" office:value="1.30102999566398" calcext:value-type="float">
            <text:p>1.3010299957</text:p>
          </table:table-cell>
          <table:table-cell table:formula="of:=2.151 -( 0.002*EXP(3.158*([.F22])))" office:value-type="float" office:value="2.02927067810174" calcext:value-type="float">
            <text:p>2.02927067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ERROR(LOG10([.A23]);0)" office:value-type="float" office:value="1.32221929473392" calcext:value-type="float">
            <text:p>1.3222192947</text:p>
          </table:table-cell>
          <table:table-cell office:value-type="float" office:value="71" calcext:value-type="float">
            <text:p>71</text:p>
          </table:table-cell>
          <table:table-cell table:formula="of:=IFERROR(LOG10([.C23]);0)" office:value-type="float" office:value="1.85125834871908" calcext:value-type="float">
            <text:p>1.8512583487</text:p>
          </table:table-cell>
          <table:table-cell/>
          <table:table-cell table:formula="of:=IFERROR(LOG10([.A23]);0)" office:value-type="float" office:value="1.32221929473392" calcext:value-type="float">
            <text:p>1.3222192947</text:p>
          </table:table-cell>
          <table:table-cell table:formula="of:=2.151 -( 0.002*EXP(3.158*([.F23])))" office:value-type="float" office:value="2.02084634509082" calcext:value-type="float">
            <text:p>2.02084634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ERROR(LOG10([.A24]);0)" office:value-type="float" office:value="1.34242268082221" calcext:value-type="float">
            <text:p>1.3424226808</text:p>
          </table:table-cell>
          <table:table-cell office:value-type="float" office:value="89" calcext:value-type="float">
            <text:p>89</text:p>
          </table:table-cell>
          <table:table-cell table:formula="of:=IFERROR(LOG10([.C24]);0)" office:value-type="float" office:value="1.94939000664491" calcext:value-type="float">
            <text:p>1.9493900066</text:p>
          </table:table-cell>
          <table:table-cell/>
          <table:table-cell table:formula="of:=IFERROR(LOG10([.A24]);0)" office:value-type="float" office:value="1.34242268082221" calcext:value-type="float">
            <text:p>1.3424226808</text:p>
          </table:table-cell>
          <table:table-cell table:formula="of:=2.151 -( 0.002*EXP(3.158*([.F24])))" office:value-type="float" office:value="2.01227160807894" calcext:value-type="float">
            <text:p>2.01227160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ERROR(LOG10([.A25]);0)" office:value-type="float" office:value="1.36172783601759" calcext:value-type="float">
            <text:p>1.361727836</text:p>
          </table:table-cell>
          <table:table-cell office:value-type="float" office:value="92" calcext:value-type="float">
            <text:p>92</text:p>
          </table:table-cell>
          <table:table-cell table:formula="of:=IFERROR(LOG10([.C25]);0)" office:value-type="float" office:value="1.96378782734556" calcext:value-type="float">
            <text:p>1.9637878273</text:p>
          </table:table-cell>
          <table:table-cell/>
          <table:table-cell table:formula="of:=IFERROR(LOG10([.A25]);0)" office:value-type="float" office:value="1.36172783601759" calcext:value-type="float">
            <text:p>1.361727836</text:p>
          </table:table-cell>
          <table:table-cell table:formula="of:=2.151 -( 0.002*EXP(3.158*([.F25])))" office:value-type="float" office:value="2.00355080338766" calcext:value-type="float">
            <text:p>2.003550803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IFERROR(LOG10([.A26]);0)" office:value-type="float" office:value="1.38021124171161" calcext:value-type="float">
            <text:p>1.3802112417</text:p>
          </table:table-cell>
          <table:table-cell office:value-type="float" office:value="59" calcext:value-type="float">
            <text:p>59</text:p>
          </table:table-cell>
          <table:table-cell table:formula="of:=IFERROR(LOG10([.C26]);0)" office:value-type="float" office:value="1.77085201164214" calcext:value-type="float">
            <text:p>1.7708520116</text:p>
          </table:table-cell>
          <table:table-cell/>
          <table:table-cell table:formula="of:=IFERROR(LOG10([.A26]);0)" office:value-type="float" office:value="1.38021124171161" calcext:value-type="float">
            <text:p>1.3802112417</text:p>
          </table:table-cell>
          <table:table-cell table:formula="of:=2.151 -( 0.002*EXP(3.158*([.F26])))" office:value-type="float" office:value="1.99468795748735" calcext:value-type="float">
            <text:p>1.99468795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ERROR(LOG10([.A27]);0)" office:value-type="float" office:value="1.39794000867204" calcext:value-type="float">
            <text:p>1.3979400087</text:p>
          </table:table-cell>
          <table:table-cell office:value-type="float" office:value="61" calcext:value-type="float">
            <text:p>61</text:p>
          </table:table-cell>
          <table:table-cell table:formula="of:=IFERROR(LOG10([.C27]);0)" office:value-type="float" office:value="1.78532983501077" calcext:value-type="float">
            <text:p>1.785329835</text:p>
          </table:table-cell>
          <table:table-cell/>
          <table:table-cell table:formula="of:=IFERROR(LOG10([.A27]);0)" office:value-type="float" office:value="1.39794000867204" calcext:value-type="float">
            <text:p>1.3979400087</text:p>
          </table:table-cell>
          <table:table-cell table:formula="of:=2.151 -( 0.002*EXP(3.158*([.F27])))" office:value-type="float" office:value="1.98568682124307" calcext:value-type="float">
            <text:p>1.98568682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ERROR(LOG10([.A28]);0)" office:value-type="float" office:value="1.41497334797082" calcext:value-type="float">
            <text:p>1.414973348</text:p>
          </table:table-cell>
          <table:table-cell office:value-type="float" office:value="107" calcext:value-type="float">
            <text:p>107</text:p>
          </table:table-cell>
          <table:table-cell table:formula="of:=IFERROR(LOG10([.C28]);0)" office:value-type="float" office:value="2.02938377768521" calcext:value-type="float">
            <text:p>2.0293837777</text:p>
          </table:table-cell>
          <table:table-cell/>
          <table:table-cell table:formula="of:=IFERROR(LOG10([.A28]);0)" office:value-type="float" office:value="1.41497334797082" calcext:value-type="float">
            <text:p>1.414973348</text:p>
          </table:table-cell>
          <table:table-cell table:formula="of:=2.151 -( 0.002*EXP(3.158*([.F28])))" office:value-type="float" office:value="1.97655089914456" calcext:value-type="float">
            <text:p>1.97655089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ERROR(LOG10([.A29]);0)" office:value-type="float" office:value="1.43136376415899" calcext:value-type="float">
            <text:p>1.4313637642</text:p>
          </table:table-cell>
          <table:table-cell office:value-type="float" office:value="111" calcext:value-type="float">
            <text:p>111</text:p>
          </table:table-cell>
          <table:table-cell table:formula="of:=IFERROR(LOG10([.C29]);0)" office:value-type="float" office:value="2.04532297878666" calcext:value-type="float">
            <text:p>2.0453229788</text:p>
          </table:table-cell>
          <table:table-cell/>
          <table:table-cell table:formula="of:=IFERROR(LOG10([.A29]);0)" office:value-type="float" office:value="1.43136376415899" calcext:value-type="float">
            <text:p>1.4313637642</text:p>
          </table:table-cell>
          <table:table-cell table:formula="of:=2.151 -( 0.002*EXP(3.158*([.F29])))" office:value-type="float" office:value="1.96728347442165" calcext:value-type="float">
            <text:p>1.96728347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ERROR(LOG10([.A30]);0)" office:value-type="float" office:value="1.44715803134222" calcext:value-type="float">
            <text:p>1.4471580313</text:p>
          </table:table-cell>
          <table:table-cell office:value-type="float" office:value="112" calcext:value-type="float">
            <text:p>112</text:p>
          </table:table-cell>
          <table:table-cell table:formula="of:=IFERROR(LOG10([.C30]);0)" office:value-type="float" office:value="2.04921802267018" calcext:value-type="float">
            <text:p>2.0492180227</text:p>
          </table:table-cell>
          <table:table-cell/>
          <table:table-cell table:formula="of:=IFERROR(LOG10([.A30]);0)" office:value-type="float" office:value="1.44715803134222" calcext:value-type="float">
            <text:p>1.4471580313</text:p>
          </table:table-cell>
          <table:table-cell table:formula="of:=2.151 -( 0.002*EXP(3.158*([.F30])))" office:value-type="float" office:value="1.95788763075633" calcext:value-type="float">
            <text:p>1.957887630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ERROR(LOG10([.A31]);0)" office:value-type="float" office:value="1.46239799789896" calcext:value-type="float">
            <text:p>1.4623979979</text:p>
          </table:table-cell>
          <table:table-cell office:value-type="float" office:value="85" calcext:value-type="float">
            <text:p>85</text:p>
          </table:table-cell>
          <table:table-cell table:formula="of:=IFERROR(LOG10([.C31]);0)" office:value-type="float" office:value="1.92941892571429" calcext:value-type="float">
            <text:p>1.9294189257</text:p>
          </table:table-cell>
          <table:table-cell/>
          <table:table-cell table:formula="of:=IFERROR(LOG10([.A31]);0)" office:value-type="float" office:value="1.46239799789896" calcext:value-type="float">
            <text:p>1.4623979979</text:p>
          </table:table-cell>
          <table:table-cell table:formula="of:=2.151 -( 0.002*EXP(3.158*([.F31])))" office:value-type="float" office:value="1.94836627115878" calcext:value-type="float">
            <text:p>1.94836627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ERROR(LOG10([.A32]);0)" office:value-type="float" office:value="1.47712125471966" calcext:value-type="float">
            <text:p>1.4771212547</text:p>
          </table:table-cell>
          <table:table-cell office:value-type="float" office:value="45" calcext:value-type="float">
            <text:p>45</text:p>
          </table:table-cell>
          <table:table-cell table:formula="of:=IFERROR(LOG10([.C32]);0)" office:value-type="float" office:value="1.65321251377534" calcext:value-type="float">
            <text:p>1.6532125138</text:p>
          </table:table-cell>
          <table:table-cell/>
          <table:table-cell table:formula="of:=IFERROR(LOG10([.A32]);0)" office:value-type="float" office:value="1.47712125471966" calcext:value-type="float">
            <text:p>1.4771212547</text:p>
          </table:table-cell>
          <table:table-cell table:formula="of:=2.151 -( 0.002*EXP(3.158*([.F32])))" office:value-type="float" office:value="1.93872213446362" calcext:value-type="float">
            <text:p>1.93872213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IFERROR(LOG10([.A33]);0)" office:value-type="float" office:value="1.49136169383427" calcext:value-type="float">
            <text:p>1.4913616938</text:p>
          </table:table-cell>
          <table:table-cell office:value-type="float" office:value="58" calcext:value-type="float">
            <text:p>58</text:p>
          </table:table-cell>
          <table:table-cell table:formula="of:=IFERROR(LOG10([.C33]);0)" office:value-type="float" office:value="1.76342799356294" calcext:value-type="float">
            <text:p>1.7634279936</text:p>
          </table:table-cell>
          <table:table-cell/>
          <table:table-cell table:formula="of:=IFERROR(LOG10([.A33]);0)" office:value-type="float" office:value="1.49136169383427" calcext:value-type="float">
            <text:p>1.4913616938</text:p>
          </table:table-cell>
          <table:table-cell table:formula="of:=2.151 -( 0.002*EXP(3.158*([.F33])))" office:value-type="float" office:value="1.92895780981625" calcext:value-type="float">
            <text:p>1.928957809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ERROR(LOG10([.A34]);0)" office:value-type="float" office:value="1.50514997831991" calcext:value-type="float">
            <text:p>1.5051499783</text:p>
          </table:table-cell>
          <table:table-cell office:value-type="float" office:value="74" calcext:value-type="float">
            <text:p>74</text:p>
          </table:table-cell>
          <table:table-cell table:formula="of:=IFERROR(LOG10([.C34]);0)" office:value-type="float" office:value="1.86923171973098" calcext:value-type="float">
            <text:p>1.8692317197</text:p>
          </table:table-cell>
          <table:table-cell/>
          <table:table-cell table:formula="of:=IFERROR(LOG10([.A34]);0)" office:value-type="float" office:value="1.50514997831991" calcext:value-type="float">
            <text:p>1.5051499783</text:p>
          </table:table-cell>
          <table:table-cell table:formula="of:=2.151 -( 0.002*EXP(3.158*([.F34])))" office:value-type="float" office:value="1.9190757494517" calcext:value-type="float">
            <text:p>1.91907574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ERROR(LOG10([.A35]);0)" office:value-type="float" office:value="1.51851393987789" calcext:value-type="float">
            <text:p>1.5185139399</text:p>
          </table:table-cell>
          <table:table-cell office:value-type="float" office:value="109" calcext:value-type="float">
            <text:p>109</text:p>
          </table:table-cell>
          <table:table-cell table:formula="of:=IFERROR(LOG10([.C35]);0)" office:value-type="float" office:value="2.03742649794062" calcext:value-type="float">
            <text:p>2.0374264979</text:p>
          </table:table-cell>
          <table:table-cell/>
          <table:table-cell table:formula="of:=IFERROR(LOG10([.A35]);0)" office:value-type="float" office:value="1.51851393987789" calcext:value-type="float">
            <text:p>1.5185139399</text:p>
          </table:table-cell>
          <table:table-cell table:formula="of:=2.151 -( 0.002*EXP(3.158*([.F35])))" office:value-type="float" office:value="1.9090782800145" calcext:value-type="float">
            <text:p>1.9090782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ERROR(LOG10([.A36]);0)" office:value-type="float" office:value="1.53147891704226" calcext:value-type="float">
            <text:p>1.531478917</text:p>
          </table:table-cell>
          <table:table-cell office:value-type="float" office:value="80" calcext:value-type="float">
            <text:p>80</text:p>
          </table:table-cell>
          <table:table-cell table:formula="of:=IFERROR(LOG10([.C36]);0)" office:value-type="float" office:value="1.90308998699194" calcext:value-type="float">
            <text:p>1.903089987</text:p>
          </table:table-cell>
          <table:table-cell/>
          <table:table-cell table:formula="of:=IFERROR(LOG10([.A36]);0)" office:value-type="float" office:value="1.53147891704226" calcext:value-type="float">
            <text:p>1.531478917</text:p>
          </table:table-cell>
          <table:table-cell table:formula="of:=2.151 -( 0.002*EXP(3.158*([.F36])))" office:value-type="float" office:value="1.89896761262582" calcext:value-type="float">
            <text:p>1.89896761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ERROR(LOG10([.A37]);0)" office:value-type="float" office:value="1.54406804435028" calcext:value-type="float">
            <text:p>1.5440680444</text:p>
          </table:table-cell>
          <table:table-cell office:value-type="float" office:value="41" calcext:value-type="float">
            <text:p>41</text:p>
          </table:table-cell>
          <table:table-cell table:formula="of:=IFERROR(LOG10([.C37]);0)" office:value-type="float" office:value="1.61278385671974" calcext:value-type="float">
            <text:p>1.6127838567</text:p>
          </table:table-cell>
          <table:table-cell/>
          <table:table-cell table:formula="of:=IFERROR(LOG10([.A37]);0)" office:value-type="float" office:value="1.54406804435028" calcext:value-type="float">
            <text:p>1.5440680444</text:p>
          </table:table-cell>
          <table:table-cell table:formula="of:=2.151 -( 0.002*EXP(3.158*([.F37])))" office:value-type="float" office:value="1.88874585186933" calcext:value-type="float">
            <text:p>1.888745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ERROR(LOG10([.A38]);0)" office:value-type="float" office:value="1.55630250076729" calcext:value-type="float">
            <text:p>1.5563025008</text:p>
          </table:table-cell>
          <table:table-cell office:value-type="float" office:value="125" calcext:value-type="float">
            <text:p>125</text:p>
          </table:table-cell>
          <table:table-cell table:formula="of:=IFERROR(LOG10([.C38]);0)" office:value-type="float" office:value="2.09691001300806" calcext:value-type="float">
            <text:p>2.096910013</text:p>
          </table:table-cell>
          <table:table-cell/>
          <table:table-cell table:formula="of:=IFERROR(LOG10([.A38]);0)" office:value-type="float" office:value="1.55630250076729" calcext:value-type="float">
            <text:p>1.5563025008</text:p>
          </table:table-cell>
          <table:table-cell table:formula="of:=2.151 -( 0.002*EXP(3.158*([.F38])))" office:value-type="float" office:value="1.87841500383984" calcext:value-type="float">
            <text:p>1.878415003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ERROR(LOG10([.A39]);0)" office:value-type="float" office:value="1.568201724067" calcext:value-type="float">
            <text:p>1.5682017241</text:p>
          </table:table-cell>
          <table:table-cell office:value-type="float" office:value="92" calcext:value-type="float">
            <text:p>92</text:p>
          </table:table-cell>
          <table:table-cell table:formula="of:=IFERROR(LOG10([.C39]);0)" office:value-type="float" office:value="1.96378782734556" calcext:value-type="float">
            <text:p>1.9637878273</text:p>
          </table:table-cell>
          <table:table-cell/>
          <table:table-cell table:formula="of:=IFERROR(LOG10([.A39]);0)" office:value-type="float" office:value="1.568201724067" calcext:value-type="float">
            <text:p>1.5682017241</text:p>
          </table:table-cell>
          <table:table-cell table:formula="of:=2.151 -( 0.002*EXP(3.158*([.F39])))" office:value-type="float" office:value="1.86797698337583" calcext:value-type="float">
            <text:p>1.867976983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ERROR(LOG10([.A40]);0)" office:value-type="float" office:value="1.57978359661681" calcext:value-type="float">
            <text:p>1.5797835966</text:p>
          </table:table-cell>
          <table:table-cell office:value-type="float" office:value="73" calcext:value-type="float">
            <text:p>73</text:p>
          </table:table-cell>
          <table:table-cell table:formula="of:=IFERROR(LOG10([.C40]);0)" office:value-type="float" office:value="1.86332286012046" calcext:value-type="float">
            <text:p>1.8633228601</text:p>
          </table:table-cell>
          <table:table-cell/>
          <table:table-cell table:formula="of:=IFERROR(LOG10([.A40]);0)" office:value-type="float" office:value="1.57978359661681" calcext:value-type="float">
            <text:p>1.5797835966</text:p>
          </table:table-cell>
          <table:table-cell table:formula="of:=2.151 -( 0.002*EXP(3.158*([.F40])))" office:value-type="float" office:value="1.85743362057863" calcext:value-type="float">
            <text:p>1.85743362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ERROR(LOG10([.A41]);0)" office:value-type="float" office:value="1.5910646070265" calcext:value-type="float">
            <text:p>1.591064607</text:p>
          </table:table-cell>
          <table:table-cell office:value-type="float" office:value="89" calcext:value-type="float">
            <text:p>89</text:p>
          </table:table-cell>
          <table:table-cell table:formula="of:=IFERROR(LOG10([.C41]);0)" office:value-type="float" office:value="1.94939000664491" calcext:value-type="float">
            <text:p>1.9493900066</text:p>
          </table:table-cell>
          <table:table-cell/>
          <table:table-cell table:formula="of:=IFERROR(LOG10([.A41]);0)" office:value-type="float" office:value="1.5910646070265" calcext:value-type="float">
            <text:p>1.591064607</text:p>
          </table:table-cell>
          <table:table-cell table:formula="of:=2.151 -( 0.002*EXP(3.158*([.F41])))" office:value-type="float" office:value="1.84678666670563" calcext:value-type="float">
            <text:p>1.84678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ERROR(LOG10([.A42]);0)" office:value-type="float" office:value="1.60205999132796" calcext:value-type="float">
            <text:p>1.6020599913</text:p>
          </table:table-cell>
          <table:table-cell office:value-type="float" office:value="94" calcext:value-type="float">
            <text:p>94</text:p>
          </table:table-cell>
          <table:table-cell table:formula="of:=IFERROR(LOG10([.C42]);0)" office:value-type="float" office:value="1.9731278535997" calcext:value-type="float">
            <text:p>1.9731278536</text:p>
          </table:table-cell>
          <table:table-cell/>
          <table:table-cell table:formula="of:=IFERROR(LOG10([.A42]);0)" office:value-type="float" office:value="1.60205999132796" calcext:value-type="float">
            <text:p>1.6020599913</text:p>
          </table:table-cell>
          <table:table-cell table:formula="of:=2.151 -( 0.002*EXP(3.158*([.F42])))" office:value-type="float" office:value="1.83603779951225" calcext:value-type="float">
            <text:p>1.83603779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ERROR(LOG10([.A43]);0)" office:value-type="float" office:value="1.61278385671974" calcext:value-type="float">
            <text:p>1.6127838567</text:p>
          </table:table-cell>
          <table:table-cell office:value-type="float" office:value="108" calcext:value-type="float">
            <text:p>108</text:p>
          </table:table-cell>
          <table:table-cell table:formula="of:=IFERROR(LOG10([.C43]);0)" office:value-type="float" office:value="2.03342375548695" calcext:value-type="float">
            <text:p>2.0334237555</text:p>
          </table:table-cell>
          <table:table-cell/>
          <table:table-cell table:formula="of:=IFERROR(LOG10([.A43]);0)" office:value-type="float" office:value="1.61278385671974" calcext:value-type="float">
            <text:p>1.6127838567</text:p>
          </table:table-cell>
          <table:table-cell table:formula="of:=2.151 -( 0.002*EXP(3.158*([.F43])))" office:value-type="float" office:value="1.82518862810671" calcext:value-type="float">
            <text:p>1.825188628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IFERROR(LOG10([.A44]);0)" office:value-type="float" office:value="1.6232492903979" calcext:value-type="float">
            <text:p>1.6232492904</text:p>
          </table:table-cell>
          <table:table-cell office:value-type="float" office:value="65" calcext:value-type="float">
            <text:p>65</text:p>
          </table:table-cell>
          <table:table-cell table:formula="of:=IFERROR(LOG10([.C44]);0)" office:value-type="float" office:value="1.81291335664286" calcext:value-type="float">
            <text:p>1.8129133566</text:p>
          </table:table-cell>
          <table:table-cell/>
          <table:table-cell table:formula="of:=IFERROR(LOG10([.A44]);0)" office:value-type="float" office:value="1.6232492903979" calcext:value-type="float">
            <text:p>1.6232492904</text:p>
          </table:table-cell>
          <table:table-cell table:formula="of:=2.151 -( 0.002*EXP(3.158*([.F44])))" office:value-type="float" office:value="1.81424069737298" calcext:value-type="float">
            <text:p>1.81424069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ERROR(LOG10([.A45]);0)" office:value-type="float" office:value="1.63346845557959" calcext:value-type="float">
            <text:p>1.6334684556</text:p>
          </table:table-cell>
          <table:table-cell office:value-type="float" office:value="174" calcext:value-type="float">
            <text:p>174</text:p>
          </table:table-cell>
          <table:table-cell table:formula="of:=IFERROR(LOG10([.C45]);0)" office:value-type="float" office:value="2.2405492482826" calcext:value-type="float">
            <text:p>2.2405492483</text:p>
          </table:table-cell>
          <table:table-cell/>
          <table:table-cell table:formula="of:=IFERROR(LOG10([.A45]);0)" office:value-type="float" office:value="1.63346845557959" calcext:value-type="float">
            <text:p>1.6334684556</text:p>
          </table:table-cell>
          <table:table-cell table:formula="of:=2.151 -( 0.002*EXP(3.158*([.F45])))" office:value-type="float" office:value="1.80319549200974" calcext:value-type="float">
            <text:p>1.80319549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ERROR(LOG10([.A46]);0)" office:value-type="float" office:value="1.64345267648619" calcext:value-type="float">
            <text:p>1.6434526765</text:p>
          </table:table-cell>
          <table:table-cell office:value-type="float" office:value="48" calcext:value-type="float">
            <text:p>48</text:p>
          </table:table-cell>
          <table:table-cell table:formula="of:=IFERROR(LOG10([.C46]);0)" office:value-type="float" office:value="1.68124123737559" calcext:value-type="float">
            <text:p>1.6812412374</text:p>
          </table:table-cell>
          <table:table-cell/>
          <table:table-cell table:formula="of:=IFERROR(LOG10([.A46]);0)" office:value-type="float" office:value="1.64345267648619" calcext:value-type="float">
            <text:p>1.6434526765</text:p>
          </table:table-cell>
          <table:table-cell table:formula="of:=2.151 -( 0.002*EXP(3.158*([.F46])))" office:value-type="float" office:value="1.79205444022681" calcext:value-type="float">
            <text:p>1.79205444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IFERROR(LOG10([.A47]);0)" office:value-type="float" office:value="1.65321251377534" calcext:value-type="float">
            <text:p>1.6532125138</text:p>
          </table:table-cell>
          <table:table-cell office:value-type="float" office:value="136" calcext:value-type="float">
            <text:p>136</text:p>
          </table:table-cell>
          <table:table-cell table:formula="of:=IFERROR(LOG10([.C47]);0)" office:value-type="float" office:value="2.13353890837022" calcext:value-type="float">
            <text:p>2.1335389084</text:p>
          </table:table-cell>
          <table:table-cell/>
          <table:table-cell table:formula="of:=IFERROR(LOG10([.A47]);0)" office:value-type="float" office:value="1.65321251377534" calcext:value-type="float">
            <text:p>1.6532125138</text:p>
          </table:table-cell>
          <table:table-cell table:formula="of:=2.151 -( 0.002*EXP(3.158*([.F47])))" office:value-type="float" office:value="1.78081891713533" calcext:value-type="float">
            <text:p>1.78081891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ERROR(LOG10([.A48]);0)" office:value-type="float" office:value="1.66275783168157" calcext:value-type="float">
            <text:p>1.6627578317</text:p>
          </table:table-cell>
          <table:table-cell office:value-type="float" office:value="155" calcext:value-type="float">
            <text:p>155</text:p>
          </table:table-cell>
          <table:table-cell table:formula="of:=IFERROR(LOG10([.C48]);0)" office:value-type="float" office:value="2.19033169817029" calcext:value-type="float">
            <text:p>2.1903316982</text:p>
          </table:table-cell>
          <table:table-cell/>
          <table:table-cell table:formula="of:=IFERROR(LOG10([.A48]);0)" office:value-type="float" office:value="1.66275783168157" calcext:value-type="float">
            <text:p>1.6627578317</text:p>
          </table:table-cell>
          <table:table-cell table:formula="of:=2.151 -( 0.002*EXP(3.158*([.F48])))" office:value-type="float" office:value="1.76949024786331" calcext:value-type="float">
            <text:p>1.76949024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ERROR(LOG10([.A49]);0)" office:value-type="float" office:value="1.67209785793572" calcext:value-type="float">
            <text:p>1.6720978579</text:p>
          </table:table-cell>
          <table:table-cell office:value-type="float" office:value="88" calcext:value-type="float">
            <text:p>88</text:p>
          </table:table-cell>
          <table:table-cell table:formula="of:=IFERROR(LOG10([.C49]);0)" office:value-type="float" office:value="1.94448267215017" calcext:value-type="float">
            <text:p>1.9444826722</text:p>
          </table:table-cell>
          <table:table-cell/>
          <table:table-cell table:formula="of:=IFERROR(LOG10([.A49]);0)" office:value-type="float" office:value="1.67209785793572" calcext:value-type="float">
            <text:p>1.6720978579</text:p>
          </table:table-cell>
          <table:table-cell table:formula="of:=2.151 -( 0.002*EXP(3.158*([.F49])))" office:value-type="float" office:value="1.75806971042433" calcext:value-type="float">
            <text:p>1.75806971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ERROR(LOG10([.A50]);0)" office:value-type="float" office:value="1.68124123737559" calcext:value-type="float">
            <text:p>1.6812412374</text:p>
          </table:table-cell>
          <table:table-cell office:value-type="float" office:value="134" calcext:value-type="float">
            <text:p>134</text:p>
          </table:table-cell>
          <table:table-cell table:formula="of:=IFERROR(LOG10([.C50]);0)" office:value-type="float" office:value="2.12710479836481" calcext:value-type="float">
            <text:p>2.1271047984</text:p>
          </table:table-cell>
          <table:table-cell/>
          <table:table-cell table:formula="of:=IFERROR(LOG10([.A50]);0)" office:value-type="float" office:value="1.68124123737559" calcext:value-type="float">
            <text:p>1.6812412374</text:p>
          </table:table-cell>
          <table:table-cell table:formula="of:=2.151 -( 0.002*EXP(3.158*([.F50])))" office:value-type="float" office:value="1.7465585383638" calcext:value-type="float">
            <text:p>1.74655853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ERROR(LOG10([.A51]);0)" office:value-type="float" office:value="1.69019608002851" calcext:value-type="float">
            <text:p>1.69019608</text:p>
          </table:table-cell>
          <table:table-cell office:value-type="float" office:value="67" calcext:value-type="float">
            <text:p>67</text:p>
          </table:table-cell>
          <table:table-cell table:formula="of:=IFERROR(LOG10([.C51]);0)" office:value-type="float" office:value="1.82607480270083" calcext:value-type="float">
            <text:p>1.8260748027</text:p>
          </table:table-cell>
          <table:table-cell/>
          <table:table-cell table:formula="of:=IFERROR(LOG10([.A51]);0)" office:value-type="float" office:value="1.69019608002851" calcext:value-type="float">
            <text:p>1.69019608</text:p>
          </table:table-cell>
          <table:table-cell table:formula="of:=2.151 -( 0.002*EXP(3.158*([.F51])))" office:value-type="float" office:value="1.73495792320424" calcext:value-type="float">
            <text:p>1.73495792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ERROR(LOG10([.A52]);0)" office:value-type="float" office:value="1.69897000433602" calcext:value-type="float">
            <text:p>1.6989700043</text:p>
          </table:table-cell>
          <table:table-cell office:value-type="float" office:value="82" calcext:value-type="float">
            <text:p>82</text:p>
          </table:table-cell>
          <table:table-cell table:formula="of:=IFERROR(LOG10([.C52]);0)" office:value-type="float" office:value="1.91381385238372" calcext:value-type="float">
            <text:p>1.9138138524</text:p>
          </table:table-cell>
          <table:table-cell/>
          <table:table-cell table:formula="of:=IFERROR(LOG10([.A52]);0)" office:value-type="float" office:value="1.69897000433602" calcext:value-type="float">
            <text:p>1.6989700043</text:p>
          </table:table-cell>
          <table:table-cell table:formula="of:=2.151 -( 0.002*EXP(3.158*([.F52])))" office:value-type="float" office:value="1.72326901670886" calcext:value-type="float">
            <text:p>1.72326901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ERROR(LOG10([.A53]);0)" office:value-type="float" office:value="1.70757017609794" calcext:value-type="float">
            <text:p>1.7075701761</text:p>
          </table:table-cell>
          <table:table-cell office:value-type="float" office:value="15" calcext:value-type="float">
            <text:p>15</text:p>
          </table:table-cell>
          <table:table-cell table:formula="of:=IFERROR(LOG10([.C53]);0)" office:value-type="float" office:value="1.17609125905568" calcext:value-type="float">
            <text:p>1.1760912591</text:p>
          </table:table-cell>
          <table:table-cell/>
          <table:table-cell table:formula="of:=IFERROR(LOG10([.A53]);0)" office:value-type="float" office:value="1.70757017609794" calcext:value-type="float">
            <text:p>1.7075701761</text:p>
          </table:table-cell>
          <table:table-cell table:formula="of:=2.151 -( 0.002*EXP(3.158*([.F53])))" office:value-type="float" office:value="1.71149293298008" calcext:value-type="float">
            <text:p>1.7114929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ERROR(LOG10([.A54]);0)" office:value-type="float" office:value="1.7160033436348" calcext:value-type="float">
            <text:p>1.7160033436</text:p>
          </table:table-cell>
          <table:table-cell office:value-type="float" office:value="32" calcext:value-type="float">
            <text:p>32</text:p>
          </table:table-cell>
          <table:table-cell table:formula="of:=IFERROR(LOG10([.C54]);0)" office:value-type="float" office:value="1.50514997831991" calcext:value-type="float">
            <text:p>1.5051499783</text:p>
          </table:table-cell>
          <table:table-cell/>
          <table:table-cell table:formula="of:=IFERROR(LOG10([.A54]);0)" office:value-type="float" office:value="1.7160033436348" calcext:value-type="float">
            <text:p>1.7160033436</text:p>
          </table:table-cell>
          <table:table-cell table:formula="of:=2.151 -( 0.002*EXP(3.158*([.F54])))" office:value-type="float" office:value="1.69963075040819" calcext:value-type="float">
            <text:p>1.699630750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IFERROR(LOG10([.A55]);0)" office:value-type="float" office:value="1.72427586960079" calcext:value-type="float">
            <text:p>1.7242758696</text:p>
          </table:table-cell>
          <table:table-cell office:value-type="float" office:value="49" calcext:value-type="float">
            <text:p>49</text:p>
          </table:table-cell>
          <table:table-cell table:formula="of:=IFERROR(LOG10([.C55]);0)" office:value-type="float" office:value="1.69019608002851" calcext:value-type="float">
            <text:p>1.69019608</text:p>
          </table:table-cell>
          <table:table-cell/>
          <table:table-cell table:formula="of:=IFERROR(LOG10([.A55]);0)" office:value-type="float" office:value="1.72427586960079" calcext:value-type="float">
            <text:p>1.7242758696</text:p>
          </table:table-cell>
          <table:table-cell table:formula="of:=2.151 -( 0.002*EXP(3.158*([.F55])))" office:value-type="float" office:value="1.68768351348351" calcext:value-type="float">
            <text:p>1.687683513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ERROR(LOG10([.A56]);0)" office:value-type="float" office:value="1.73239375982297" calcext:value-type="float">
            <text:p>1.7323937598</text:p>
          </table:table-cell>
          <table:table-cell office:value-type="float" office:value="56" calcext:value-type="float">
            <text:p>56</text:p>
          </table:table-cell>
          <table:table-cell table:formula="of:=IFERROR(LOG10([.C56]);0)" office:value-type="float" office:value="1.7481880270062" calcext:value-type="float">
            <text:p>1.748188027</text:p>
          </table:table-cell>
          <table:table-cell/>
          <table:table-cell table:formula="of:=IFERROR(LOG10([.A56]);0)" office:value-type="float" office:value="1.73239375982297" calcext:value-type="float">
            <text:p>1.7323937598</text:p>
          </table:table-cell>
          <table:table-cell table:formula="of:=2.151 -( 0.002*EXP(3.158*([.F56])))" office:value-type="float" office:value="1.67565223448398" calcext:value-type="float">
            <text:p>1.675652234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IFERROR(LOG10([.A57]);0)" office:value-type="float" office:value="1.74036268949424" calcext:value-type="float">
            <text:p>1.7403626895</text:p>
          </table:table-cell>
          <table:table-cell office:value-type="float" office:value="51" calcext:value-type="float">
            <text:p>51</text:p>
          </table:table-cell>
          <table:table-cell table:formula="of:=IFERROR(LOG10([.C57]);0)" office:value-type="float" office:value="1.70757017609794" calcext:value-type="float">
            <text:p>1.7075701761</text:p>
          </table:table-cell>
          <table:table-cell/>
          <table:table-cell table:formula="of:=IFERROR(LOG10([.A57]);0)" office:value-type="float" office:value="1.74036268949424" calcext:value-type="float">
            <text:p>1.7403626895</text:p>
          </table:table-cell>
          <table:table-cell table:formula="of:=2.151 -( 0.002*EXP(3.158*([.F57])))" office:value-type="float" office:value="1.66353789504895" calcext:value-type="float">
            <text:p>1.66353789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ERROR(LOG10([.A58]);0)" office:value-type="float" office:value="1.7481880270062" calcext:value-type="float">
            <text:p>1.748188027</text:p>
          </table:table-cell>
          <table:table-cell office:value-type="float" office:value="97" calcext:value-type="float">
            <text:p>97</text:p>
          </table:table-cell>
          <table:table-cell table:formula="of:=IFERROR(LOG10([.C58]);0)" office:value-type="float" office:value="1.98677173426624" calcext:value-type="float">
            <text:p>1.9867717343</text:p>
          </table:table-cell>
          <table:table-cell/>
          <table:table-cell table:formula="of:=IFERROR(LOG10([.A58]);0)" office:value-type="float" office:value="1.7481880270062" calcext:value-type="float">
            <text:p>1.748188027</text:p>
          </table:table-cell>
          <table:table-cell table:formula="of:=2.151 -( 0.002*EXP(3.158*([.F58])))" office:value-type="float" office:value="1.65134144764873" calcext:value-type="float">
            <text:p>1.651341447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ERROR(LOG10([.A59]);0)" office:value-type="float" office:value="1.75587485567249" calcext:value-type="float">
            <text:p>1.7558748557</text:p>
          </table:table-cell>
          <table:table-cell office:value-type="float" office:value="64" calcext:value-type="float">
            <text:p>64</text:p>
          </table:table-cell>
          <table:table-cell table:formula="of:=IFERROR(LOG10([.C59]);0)" office:value-type="float" office:value="1.80617997398389" calcext:value-type="float">
            <text:p>1.806179974</text:p>
          </table:table-cell>
          <table:table-cell/>
          <table:table-cell table:formula="of:=IFERROR(LOG10([.A59]);0)" office:value-type="float" office:value="1.75587485567249" calcext:value-type="float">
            <text:p>1.7558748557</text:p>
          </table:table-cell>
          <table:table-cell table:formula="of:=2.151 -( 0.002*EXP(3.158*([.F59])))" office:value-type="float" office:value="1.63906381695862" calcext:value-type="float">
            <text:p>1.63906381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ERROR(LOG10([.A60]);0)" office:value-type="float" office:value="1.76342799356294" calcext:value-type="float">
            <text:p>1.7634279936</text:p>
          </table:table-cell>
          <table:table-cell office:value-type="float" office:value="62" calcext:value-type="float">
            <text:p>62</text:p>
          </table:table-cell>
          <table:table-cell table:formula="of:=IFERROR(LOG10([.C60]);0)" office:value-type="float" office:value="1.79239168949825" calcext:value-type="float">
            <text:p>1.7923916895</text:p>
          </table:table-cell>
          <table:table-cell/>
          <table:table-cell table:formula="of:=IFERROR(LOG10([.A60]);0)" office:value-type="float" office:value="1.76342799356294" calcext:value-type="float">
            <text:p>1.7634279936</text:p>
          </table:table-cell>
          <table:table-cell table:formula="of:=2.151 -( 0.002*EXP(3.158*([.F60])))" office:value-type="float" office:value="1.62670590114511" calcext:value-type="float">
            <text:p>1.62670590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ERROR(LOG10([.A61]);0)" office:value-type="float" office:value="1.77085201164214" calcext:value-type="float">
            <text:p>1.7708520116</text:p>
          </table:table-cell>
          <table:table-cell office:value-type="float" office:value="58" calcext:value-type="float">
            <text:p>58</text:p>
          </table:table-cell>
          <table:table-cell table:formula="of:=IFERROR(LOG10([.C61]);0)" office:value-type="float" office:value="1.76342799356294" calcext:value-type="float">
            <text:p>1.7634279936</text:p>
          </table:table-cell>
          <table:table-cell/>
          <table:table-cell table:formula="of:=IFERROR(LOG10([.A61]);0)" office:value-type="float" office:value="1.77085201164214" calcext:value-type="float">
            <text:p>1.7708520116</text:p>
          </table:table-cell>
          <table:table-cell table:formula="of:=2.151 -( 0.002*EXP(3.158*([.F61])))" office:value-type="float" office:value="1.61426857307134" calcext:value-type="float">
            <text:p>1.614268573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ERROR(LOG10([.A62]);0)" office:value-type="float" office:value="1.77815125038364" calcext:value-type="float">
            <text:p>1.7781512504</text:p>
          </table:table-cell>
          <table:table-cell office:value-type="float" office:value="37" calcext:value-type="float">
            <text:p>37</text:p>
          </table:table-cell>
          <table:table-cell table:formula="of:=IFERROR(LOG10([.C62]);0)" office:value-type="float" office:value="1.568201724067" calcext:value-type="float">
            <text:p>1.5682017241</text:p>
          </table:table-cell>
          <table:table-cell/>
          <table:table-cell table:formula="of:=IFERROR(LOG10([.A62]);0)" office:value-type="float" office:value="1.77815125038364" calcext:value-type="float">
            <text:p>1.7781512504</text:p>
          </table:table-cell>
          <table:table-cell table:formula="of:=2.151 -( 0.002*EXP(3.158*([.F62])))" office:value-type="float" office:value="1.60175268142824" calcext:value-type="float">
            <text:p>1.6017526814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IFERROR(LOG10([.A63]);0)" office:value-type="float" office:value="1.78532983501077" calcext:value-type="float">
            <text:p>1.785329835</text:p>
          </table:table-cell>
          <table:table-cell office:value-type="float" office:value="16" calcext:value-type="float">
            <text:p>16</text:p>
          </table:table-cell>
          <table:table-cell table:formula="of:=IFERROR(LOG10([.C63]);0)" office:value-type="float" office:value="1.20411998265592" calcext:value-type="float">
            <text:p>1.2041199827</text:p>
          </table:table-cell>
          <table:table-cell/>
          <table:table-cell table:formula="of:=IFERROR(LOG10([.A63]);0)" office:value-type="float" office:value="1.78532983501077" calcext:value-type="float">
            <text:p>1.785329835</text:p>
          </table:table-cell>
          <table:table-cell table:formula="of:=2.151 -( 0.002*EXP(3.158*([.F63])))" office:value-type="float" office:value="1.5891590517969" calcext:value-type="float">
            <text:p>1.58915905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ERROR(LOG10([.A64]);0)" office:value-type="float" office:value="1.79239168949825" calcext:value-type="float">
            <text:p>1.7923916895</text:p>
          </table:table-cell>
          <table:table-cell office:value-type="float" office:value="47" calcext:value-type="float">
            <text:p>47</text:p>
          </table:table-cell>
          <table:table-cell table:formula="of:=IFERROR(LOG10([.C64]);0)" office:value-type="float" office:value="1.67209785793572" calcext:value-type="float">
            <text:p>1.6720978579</text:p>
          </table:table-cell>
          <table:table-cell/>
          <table:table-cell table:formula="of:=IFERROR(LOG10([.A64]);0)" office:value-type="float" office:value="1.79239168949825" calcext:value-type="float">
            <text:p>1.7923916895</text:p>
          </table:table-cell>
          <table:table-cell table:formula="of:=2.151 -( 0.002*EXP(3.158*([.F64])))" office:value-type="float" office:value="1.5764884876477" calcext:value-type="float">
            <text:p>1.576488487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ERROR(LOG10([.A65]);0)" office:value-type="float" office:value="1.79934054945358" calcext:value-type="float">
            <text:p>1.7993405495</text:p>
          </table:table-cell>
          <table:table-cell office:value-type="float" office:value="36" calcext:value-type="float">
            <text:p>36</text:p>
          </table:table-cell>
          <table:table-cell table:formula="of:=IFERROR(LOG10([.C65]);0)" office:value-type="float" office:value="1.55630250076729" calcext:value-type="float">
            <text:p>1.5563025008</text:p>
          </table:table-cell>
          <table:table-cell/>
          <table:table-cell table:formula="of:=IFERROR(LOG10([.A65]);0)" office:value-type="float" office:value="1.79934054945358" calcext:value-type="float">
            <text:p>1.7993405495</text:p>
          </table:table-cell>
          <table:table-cell table:formula="of:=2.151 -( 0.002*EXP(3.158*([.F65])))" office:value-type="float" office:value="1.56374177128064" calcext:value-type="float">
            <text:p>1.563741771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ERROR(LOG10([.A66]);0)" office:value-type="float" office:value="1.80617997398389" calcext:value-type="float">
            <text:p>1.806179974</text:p>
          </table:table-cell>
          <table:table-cell office:value-type="float" office:value="31" calcext:value-type="float">
            <text:p>31</text:p>
          </table:table-cell>
          <table:table-cell table:formula="of:=IFERROR(LOG10([.C66]);0)" office:value-type="float" office:value="1.49136169383427" calcext:value-type="float">
            <text:p>1.4913616938</text:p>
          </table:table-cell>
          <table:table-cell/>
          <table:table-cell table:formula="of:=IFERROR(LOG10([.A66]);0)" office:value-type="float" office:value="1.80617997398389" calcext:value-type="float">
            <text:p>1.806179974</text:p>
          </table:table-cell>
          <table:table-cell table:formula="of:=2.151 -( 0.002*EXP(3.158*([.F66])))" office:value-type="float" office:value="1.5509196647114" calcext:value-type="float">
            <text:p>1.55091966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ERROR(LOG10([.A67]);0)" office:value-type="float" office:value="1.81291335664286" calcext:value-type="float">
            <text:p>1.8129133566</text:p>
          </table:table-cell>
          <table:table-cell office:value-type="float" office:value="30" calcext:value-type="float">
            <text:p>30</text:p>
          </table:table-cell>
          <table:table-cell table:formula="of:=IFERROR(LOG10([.C67]);0)" office:value-type="float" office:value="1.47712125471966" calcext:value-type="float">
            <text:p>1.4771212547</text:p>
          </table:table-cell>
          <table:table-cell/>
          <table:table-cell table:formula="of:=IFERROR(LOG10([.A67]);0)" office:value-type="float" office:value="1.81291335664286" calcext:value-type="float">
            <text:p>1.8129133566</text:p>
          </table:table-cell>
          <table:table-cell table:formula="of:=2.151 -( 0.002*EXP(3.158*([.F67])))" office:value-type="float" office:value="1.53802291050701" calcext:value-type="float">
            <text:p>1.538022910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ERROR(LOG10([.A68]);0)" office:value-type="float" office:value="1.81954393554187" calcext:value-type="float">
            <text:p>1.8195439355</text:p>
          </table:table-cell>
          <table:table-cell office:value-type="float" office:value="33" calcext:value-type="float">
            <text:p>33</text:p>
          </table:table-cell>
          <table:table-cell table:formula="of:=IFERROR(LOG10([.C68]);0)" office:value-type="float" office:value="1.51851393987789" calcext:value-type="float">
            <text:p>1.5185139399</text:p>
          </table:table-cell>
          <table:table-cell/>
          <table:table-cell table:formula="of:=IFERROR(LOG10([.A68]);0)" office:value-type="float" office:value="1.81954393554187" calcext:value-type="float">
            <text:p>1.8195439355</text:p>
          </table:table-cell>
          <table:table-cell table:formula="of:=2.151 -( 0.002*EXP(3.158*([.F68])))" office:value-type="float" office:value="1.5250522325747" calcext:value-type="float">
            <text:p>1.52505223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ERROR(LOG10([.A69]);0)" office:value-type="float" office:value="1.82607480270083" calcext:value-type="float">
            <text:p>1.8260748027</text:p>
          </table:table-cell>
          <table:table-cell office:value-type="float" office:value="24" calcext:value-type="float">
            <text:p>24</text:p>
          </table:table-cell>
          <table:table-cell table:formula="of:=IFERROR(LOG10([.C69]);0)" office:value-type="float" office:value="1.38021124171161" calcext:value-type="float">
            <text:p>1.3802112417</text:p>
          </table:table-cell>
          <table:table-cell/>
          <table:table-cell table:formula="of:=IFERROR(LOG10([.A69]);0)" office:value-type="float" office:value="1.82607480270083" calcext:value-type="float">
            <text:p>1.8260748027</text:p>
          </table:table-cell>
          <table:table-cell table:formula="of:=2.151 -( 0.002*EXP(3.158*([.F69])))" office:value-type="float" office:value="1.51200833690729" calcext:value-type="float">
            <text:p>1.512008336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ERROR(LOG10([.A70]);0)" office:value-type="float" office:value="1.83250891270624" calcext:value-type="float">
            <text:p>1.8325089127</text:p>
          </table:table-cell>
          <table:table-cell office:value-type="float" office:value="27" calcext:value-type="float">
            <text:p>27</text:p>
          </table:table-cell>
          <table:table-cell table:formula="of:=IFERROR(LOG10([.C70]);0)" office:value-type="float" office:value="1.43136376415899" calcext:value-type="float">
            <text:p>1.4313637642</text:p>
          </table:table-cell>
          <table:table-cell/>
          <table:table-cell table:formula="of:=IFERROR(LOG10([.A70]);0)" office:value-type="float" office:value="1.83250891270624" calcext:value-type="float">
            <text:p>1.8325089127</text:p>
          </table:table-cell>
          <table:table-cell table:formula="of:=2.151 -( 0.002*EXP(3.158*([.F70])))" office:value-type="float" office:value="1.49889191228802" calcext:value-type="float">
            <text:p>1.498891912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ERROR(LOG10([.A71]);0)" office:value-type="float" office:value="1.83884909073726" calcext:value-type="float">
            <text:p>1.8388490907</text:p>
          </table:table-cell>
          <table:table-cell office:value-type="float" office:value="40" calcext:value-type="float">
            <text:p>40</text:p>
          </table:table-cell>
          <table:table-cell table:formula="of:=IFERROR(LOG10([.C71]);0)" office:value-type="float" office:value="1.60205999132796" calcext:value-type="float">
            <text:p>1.6020599913</text:p>
          </table:table-cell>
          <table:table-cell/>
          <table:table-cell table:formula="of:=IFERROR(LOG10([.A71]);0)" office:value-type="float" office:value="1.83884909073726" calcext:value-type="float">
            <text:p>1.8388490907</text:p>
          </table:table-cell>
          <table:table-cell table:formula="of:=2.151 -( 0.002*EXP(3.158*([.F71])))" office:value-type="float" office:value="1.48570363095775" calcext:value-type="float">
            <text:p>1.4857036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ERROR(LOG10([.A72]);0)" office:value-type="float" office:value="1.84509804001426" calcext:value-type="float">
            <text:p>1.84509804</text:p>
          </table:table-cell>
          <table:table-cell office:value-type="float" office:value="39" calcext:value-type="float">
            <text:p>39</text:p>
          </table:table-cell>
          <table:table-cell table:formula="of:=IFERROR(LOG10([.C72]);0)" office:value-type="float" office:value="1.5910646070265" calcext:value-type="float">
            <text:p>1.591064607</text:p>
          </table:table-cell>
          <table:table-cell/>
          <table:table-cell table:formula="of:=IFERROR(LOG10([.A72]);0)" office:value-type="float" office:value="1.84509804001426" calcext:value-type="float">
            <text:p>1.84509804</text:p>
          </table:table-cell>
          <table:table-cell table:formula="of:=2.151 -( 0.002*EXP(3.158*([.F72])))" office:value-type="float" office:value="1.47244414924689" calcext:value-type="float">
            <text:p>1.472444149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ERROR(LOG10([.A73]);0)" office:value-type="float" office:value="1.85125834871908" calcext:value-type="float">
            <text:p>1.8512583487</text:p>
          </table:table-cell>
          <table:table-cell office:value-type="float" office:value="15" calcext:value-type="float">
            <text:p>15</text:p>
          </table:table-cell>
          <table:table-cell table:formula="of:=IFERROR(LOG10([.C73]);0)" office:value-type="float" office:value="1.17609125905568" calcext:value-type="float">
            <text:p>1.1760912591</text:p>
          </table:table-cell>
          <table:table-cell/>
          <table:table-cell table:formula="of:=IFERROR(LOG10([.A73]);0)" office:value-type="float" office:value="1.85125834871908" calcext:value-type="float">
            <text:p>1.8512583487</text:p>
          </table:table-cell>
          <table:table-cell table:formula="of:=2.151 -( 0.002*EXP(3.158*([.F73])))" office:value-type="float" office:value="1.45911410817456" calcext:value-type="float">
            <text:p>1.459114108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ERROR(LOG10([.A74]);0)" office:value-type="float" office:value="1.85733249643127" calcext:value-type="float">
            <text:p>1.8573324964</text:p>
          </table:table-cell>
          <table:table-cell office:value-type="float" office:value="15" calcext:value-type="float">
            <text:p>15</text:p>
          </table:table-cell>
          <table:table-cell table:formula="of:=IFERROR(LOG10([.C74]);0)" office:value-type="float" office:value="1.17609125905568" calcext:value-type="float">
            <text:p>1.1760912591</text:p>
          </table:table-cell>
          <table:table-cell/>
          <table:table-cell table:formula="of:=IFERROR(LOG10([.A74]);0)" office:value-type="float" office:value="1.85733249643127" calcext:value-type="float">
            <text:p>1.8573324964</text:p>
          </table:table-cell>
          <table:table-cell table:formula="of:=2.151 -( 0.002*EXP(3.158*([.F74])))" office:value-type="float" office:value="1.44571413401694" calcext:value-type="float">
            <text:p>1.44571413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ERROR(LOG10([.A75]);0)" office:value-type="float" office:value="1.86332286012046" calcext:value-type="float">
            <text:p>1.8633228601</text:p>
          </table:table-cell>
          <table:table-cell office:value-type="float" office:value="30" calcext:value-type="float">
            <text:p>30</text:p>
          </table:table-cell>
          <table:table-cell table:formula="of:=IFERROR(LOG10([.C75]);0)" office:value-type="float" office:value="1.47712125471966" calcext:value-type="float">
            <text:p>1.4771212547</text:p>
          </table:table-cell>
          <table:table-cell/>
          <table:table-cell table:formula="of:=IFERROR(LOG10([.A75]);0)" office:value-type="float" office:value="1.86332286012046" calcext:value-type="float">
            <text:p>1.8633228601</text:p>
          </table:table-cell>
          <table:table-cell table:formula="of:=2.151 -( 0.002*EXP(3.158*([.F75])))" office:value-type="float" office:value="1.43224483884703" calcext:value-type="float">
            <text:p>1.4322448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ERROR(LOG10([.A76]);0)" office:value-type="float" office:value="1.86923171973098" calcext:value-type="float">
            <text:p>1.8692317197</text:p>
          </table:table-cell>
          <table:table-cell office:value-type="float" office:value="25" calcext:value-type="float">
            <text:p>25</text:p>
          </table:table-cell>
          <table:table-cell table:formula="of:=IFERROR(LOG10([.C76]);0)" office:value-type="float" office:value="1.39794000867204" calcext:value-type="float">
            <text:p>1.3979400087</text:p>
          </table:table-cell>
          <table:table-cell/>
          <table:table-cell table:formula="of:=IFERROR(LOG10([.A76]);0)" office:value-type="float" office:value="1.86923171973098" calcext:value-type="float">
            <text:p>1.8692317197</text:p>
          </table:table-cell>
          <table:table-cell table:formula="of:=2.151 -( 0.002*EXP(3.158*([.F76])))" office:value-type="float" office:value="1.41870682104736" calcext:value-type="float">
            <text:p>1.41870682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ERROR(LOG10([.A77]);0)" office:value-type="float" office:value="1.8750612633917" calcext:value-type="float">
            <text:p>1.8750612634</text:p>
          </table:table-cell>
          <table:table-cell office:value-type="float" office:value="14" calcext:value-type="float">
            <text:p>14</text:p>
          </table:table-cell>
          <table:table-cell table:formula="of:=IFERROR(LOG10([.C77]);0)" office:value-type="float" office:value="1.14612803567824" calcext:value-type="float">
            <text:p>1.1461280357</text:p>
          </table:table-cell>
          <table:table-cell/>
          <table:table-cell table:formula="of:=IFERROR(LOG10([.A77]);0)" office:value-type="float" office:value="1.8750612633917" calcext:value-type="float">
            <text:p>1.8750612634</text:p>
          </table:table-cell>
          <table:table-cell table:formula="of:=2.151 -( 0.002*EXP(3.158*([.F77])))" office:value-type="float" office:value="1.40510066579764" calcext:value-type="float">
            <text:p>1.405100665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ERROR(LOG10([.A78]);0)" office:value-type="float" office:value="1.88081359228079" calcext:value-type="float">
            <text:p>1.8808135923</text:p>
          </table:table-cell>
          <table:table-cell office:value-type="float" office:value="20" calcext:value-type="float">
            <text:p>20</text:p>
          </table:table-cell>
          <table:table-cell table:formula="of:=IFERROR(LOG10([.C78]);0)" office:value-type="float" office:value="1.30102999566398" calcext:value-type="float">
            <text:p>1.3010299957</text:p>
          </table:table-cell>
          <table:table-cell/>
          <table:table-cell table:formula="of:=IFERROR(LOG10([.A78]);0)" office:value-type="float" office:value="1.88081359228079" calcext:value-type="float">
            <text:p>1.8808135923</text:p>
          </table:table-cell>
          <table:table-cell table:formula="of:=2.151 -( 0.002*EXP(3.158*([.F78])))" office:value-type="float" office:value="1.39142694553862" calcext:value-type="float">
            <text:p>1.391426945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ERROR(LOG10([.A79]);0)" office:value-type="float" office:value="1.88649072517248" calcext:value-type="float">
            <text:p>1.8864907252</text:p>
          </table:table-cell>
          <table:table-cell office:value-type="float" office:value="12" calcext:value-type="float">
            <text:p>12</text:p>
          </table:table-cell>
          <table:table-cell table:formula="of:=IFERROR(LOG10([.C79]);0)" office:value-type="float" office:value="1.07918124604762" calcext:value-type="float">
            <text:p>1.079181246</text:p>
          </table:table-cell>
          <table:table-cell/>
          <table:table-cell table:formula="of:=IFERROR(LOG10([.A79]);0)" office:value-type="float" office:value="1.88649072517248" calcext:value-type="float">
            <text:p>1.8864907252</text:p>
          </table:table-cell>
          <table:table-cell table:formula="of:=2.151 -( 0.002*EXP(3.158*([.F79])))" office:value-type="float" office:value="1.37768622041387" calcext:value-type="float">
            <text:p>1.37768622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ERROR(LOG10([.A80]);0)" office:value-type="float" office:value="1.89209460269048" calcext:value-type="float">
            <text:p>1.8920946027</text:p>
          </table:table-cell>
          <table:table-cell office:value-type="float" office:value="21" calcext:value-type="float">
            <text:p>21</text:p>
          </table:table-cell>
          <table:table-cell table:formula="of:=IFERROR(LOG10([.C80]);0)" office:value-type="float" office:value="1.32221929473392" calcext:value-type="float">
            <text:p>1.3222192947</text:p>
          </table:table-cell>
          <table:table-cell/>
          <table:table-cell table:formula="of:=IFERROR(LOG10([.A80]);0)" office:value-type="float" office:value="1.89209460269048" calcext:value-type="float">
            <text:p>1.8920946027</text:p>
          </table:table-cell>
          <table:table-cell table:formula="of:=2.151 -( 0.002*EXP(3.158*([.F80])))" office:value-type="float" office:value="1.36387903869057" calcext:value-type="float">
            <text:p>1.36387903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ERROR(LOG10([.A81]);0)" office:value-type="float" office:value="1.89762709129044" calcext:value-type="float">
            <text:p>1.8976270913</text:p>
          </table:table-cell>
          <table:table-cell office:value-type="float" office:value="18" calcext:value-type="float">
            <text:p>18</text:p>
          </table:table-cell>
          <table:table-cell table:formula="of:=IFERROR(LOG10([.C81]);0)" office:value-type="float" office:value="1.25527250510331" calcext:value-type="float">
            <text:p>1.2552725051</text:p>
          </table:table-cell>
          <table:table-cell/>
          <table:table-cell table:formula="of:=IFERROR(LOG10([.A81]);0)" office:value-type="float" office:value="1.89762709129044" calcext:value-type="float">
            <text:p>1.8976270913</text:p>
          </table:table-cell>
          <table:table-cell table:formula="of:=2.151 -( 0.002*EXP(3.158*([.F81])))" office:value-type="float" office:value="1.35000593716077" calcext:value-type="float">
            <text:p>1.350005937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ERROR(LOG10([.A82]);0)" office:value-type="float" office:value="1.90308998699194" calcext:value-type="float">
            <text:p>1.903089987</text:p>
          </table:table-cell>
          <table:table-cell office:value-type="float" office:value="61" calcext:value-type="float">
            <text:p>61</text:p>
          </table:table-cell>
          <table:table-cell table:formula="of:=IFERROR(LOG10([.C82]);0)" office:value-type="float" office:value="1.78532983501077" calcext:value-type="float">
            <text:p>1.785329835</text:p>
          </table:table-cell>
          <table:table-cell/>
          <table:table-cell table:formula="of:=IFERROR(LOG10([.A82]);0)" office:value-type="float" office:value="1.90308998699194" calcext:value-type="float">
            <text:p>1.903089987</text:p>
          </table:table-cell>
          <table:table-cell table:formula="of:=2.151 -( 0.002*EXP(3.158*([.F82])))" office:value-type="float" office:value="1.33606744152413" calcext:value-type="float">
            <text:p>1.33606744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ERROR(LOG10([.A83]);0)" office:value-type="float" office:value="1.90848501887865" calcext:value-type="float">
            <text:p>1.9084850189</text:p>
          </table:table-cell>
          <table:table-cell office:value-type="float" office:value="13" calcext:value-type="float">
            <text:p>13</text:p>
          </table:table-cell>
          <table:table-cell table:formula="of:=IFERROR(LOG10([.C83]);0)" office:value-type="float" office:value="1.11394335230684" calcext:value-type="float">
            <text:p>1.1139433523</text:p>
          </table:table-cell>
          <table:table-cell/>
          <table:table-cell table:formula="of:=IFERROR(LOG10([.A83]);0)" office:value-type="float" office:value="1.90848501887865" calcext:value-type="float">
            <text:p>1.9084850189</text:p>
          </table:table-cell>
          <table:table-cell table:formula="of:=2.151 -( 0.002*EXP(3.158*([.F83])))" office:value-type="float" office:value="1.32206406675327" calcext:value-type="float">
            <text:p>1.322064066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ERROR(LOG10([.A84]);0)" office:value-type="float" office:value="1.91381385238372" calcext:value-type="float">
            <text:p>1.9138138524</text:p>
          </table:table-cell>
          <table:table-cell office:value-type="float" office:value="17" calcext:value-type="float">
            <text:p>17</text:p>
          </table:table-cell>
          <table:table-cell table:formula="of:=IFERROR(LOG10([.C84]);0)" office:value-type="float" office:value="1.23044892137827" calcext:value-type="float">
            <text:p>1.2304489214</text:p>
          </table:table-cell>
          <table:table-cell/>
          <table:table-cell table:formula="of:=IFERROR(LOG10([.A84]);0)" office:value-type="float" office:value="1.91381385238372" calcext:value-type="float">
            <text:p>1.9138138524</text:p>
          </table:table-cell>
          <table:table-cell table:formula="of:=2.151 -( 0.002*EXP(3.158*([.F84])))" office:value-type="float" office:value="1.30799631744267" calcext:value-type="float">
            <text:p>1.307996317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ERROR(LOG10([.A85]);0)" office:value-type="float" office:value="1.91907809237607" calcext:value-type="float">
            <text:p>1.9190780924</text:p>
          </table:table-cell>
          <table:table-cell office:value-type="float" office:value="17" calcext:value-type="float">
            <text:p>17</text:p>
          </table:table-cell>
          <table:table-cell table:formula="of:=IFERROR(LOG10([.C85]);0)" office:value-type="float" office:value="1.23044892137827" calcext:value-type="float">
            <text:p>1.2304489214</text:p>
          </table:table-cell>
          <table:table-cell/>
          <table:table-cell table:formula="of:=IFERROR(LOG10([.A85]);0)" office:value-type="float" office:value="1.91907809237607" calcext:value-type="float">
            <text:p>1.9190780924</text:p>
          </table:table-cell>
          <table:table-cell table:formula="of:=2.151 -( 0.002*EXP(3.158*([.F85])))" office:value-type="float" office:value="1.29386468814218" calcext:value-type="float">
            <text:p>1.293864688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ERROR(LOG10([.A86]);0)" office:value-type="float" office:value="1.92427928606188" calcext:value-type="float">
            <text:p>1.9242792861</text:p>
          </table:table-cell>
          <table:table-cell office:value-type="float" office:value="19" calcext:value-type="float">
            <text:p>19</text:p>
          </table:table-cell>
          <table:table-cell table:formula="of:=IFERROR(LOG10([.C86]);0)" office:value-type="float" office:value="1.27875360095283" calcext:value-type="float">
            <text:p>1.278753601</text:p>
          </table:table-cell>
          <table:table-cell/>
          <table:table-cell table:formula="of:=IFERROR(LOG10([.A86]);0)" office:value-type="float" office:value="1.92427928606188" calcext:value-type="float">
            <text:p>1.9242792861</text:p>
          </table:table-cell>
          <table:table-cell table:formula="of:=2.151 -( 0.002*EXP(3.158*([.F86])))" office:value-type="float" office:value="1.27966966367585" calcext:value-type="float">
            <text:p>1.279669663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ERROR(LOG10([.A87]);0)" office:value-type="float" office:value="1.92941892571429" calcext:value-type="float">
            <text:p>1.9294189257</text:p>
          </table:table-cell>
          <table:table-cell office:value-type="float" office:value="16" calcext:value-type="float">
            <text:p>16</text:p>
          </table:table-cell>
          <table:table-cell table:formula="of:=IFERROR(LOG10([.C87]);0)" office:value-type="float" office:value="1.20411998265592" calcext:value-type="float">
            <text:p>1.2041199827</text:p>
          </table:table-cell>
          <table:table-cell/>
          <table:table-cell table:formula="of:=IFERROR(LOG10([.A87]);0)" office:value-type="float" office:value="1.92941892571429" calcext:value-type="float">
            <text:p>1.9294189257</text:p>
          </table:table-cell>
          <table:table-cell table:formula="of:=2.151 -( 0.002*EXP(3.158*([.F87])))" office:value-type="float" office:value="1.26541171944695" calcext:value-type="float">
            <text:p>1.265411719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ERROR(LOG10([.A88]);0)" office:value-type="float" office:value="1.93449845124357" calcext:value-type="float">
            <text:p>1.9344984512</text:p>
          </table:table-cell>
          <table:table-cell office:value-type="float" office:value="18" calcext:value-type="float">
            <text:p>18</text:p>
          </table:table-cell>
          <table:table-cell table:formula="of:=IFERROR(LOG10([.C88]);0)" office:value-type="float" office:value="1.25527250510331" calcext:value-type="float">
            <text:p>1.2552725051</text:p>
          </table:table-cell>
          <table:table-cell/>
          <table:table-cell table:formula="of:=IFERROR(LOG10([.A88]);0)" office:value-type="float" office:value="1.93449845124357" calcext:value-type="float">
            <text:p>1.9344984512</text:p>
          </table:table-cell>
          <table:table-cell table:formula="of:=2.151 -( 0.002*EXP(3.158*([.F88])))" office:value-type="float" office:value="1.25109132173" calcext:value-type="float">
            <text:p>1.25109132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ERROR(LOG10([.A89]);0)" office:value-type="float" office:value="1.93951925261862" calcext:value-type="float">
            <text:p>1.9395192526</text:p>
          </table:table-cell>
          <table:table-cell office:value-type="float" office:value="15" calcext:value-type="float">
            <text:p>15</text:p>
          </table:table-cell>
          <table:table-cell table:formula="of:=IFERROR(LOG10([.C89]);0)" office:value-type="float" office:value="1.17609125905568" calcext:value-type="float">
            <text:p>1.1760912591</text:p>
          </table:table-cell>
          <table:table-cell/>
          <table:table-cell table:formula="of:=IFERROR(LOG10([.A89]);0)" office:value-type="float" office:value="1.93951925261862" calcext:value-type="float">
            <text:p>1.9395192526</text:p>
          </table:table-cell>
          <table:table-cell table:formula="of:=2.151 -( 0.002*EXP(3.158*([.F89])))" office:value-type="float" office:value="1.23670892795039" calcext:value-type="float">
            <text:p>1.23670892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ERROR(LOG10([.A90]);0)" office:value-type="float" office:value="1.94448267215017" calcext:value-type="float">
            <text:p>1.9444826722</text:p>
          </table:table-cell>
          <table:table-cell office:value-type="float" office:value="18" calcext:value-type="float">
            <text:p>18</text:p>
          </table:table-cell>
          <table:table-cell table:formula="of:=IFERROR(LOG10([.C90]);0)" office:value-type="float" office:value="1.25527250510331" calcext:value-type="float">
            <text:p>1.2552725051</text:p>
          </table:table-cell>
          <table:table-cell/>
          <table:table-cell table:formula="of:=IFERROR(LOG10([.A90]);0)" office:value-type="float" office:value="1.94448267215017" calcext:value-type="float">
            <text:p>1.9444826722</text:p>
          </table:table-cell>
          <table:table-cell table:formula="of:=2.151 -( 0.002*EXP(3.158*([.F90])))" office:value-type="float" office:value="1.22226498695232" calcext:value-type="float">
            <text:p>1.22226498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ERROR(LOG10([.A91]);0)" office:value-type="float" office:value="1.94939000664491" calcext:value-type="float">
            <text:p>1.9493900066</text:p>
          </table:table-cell>
          <table:table-cell office:value-type="float" office:value="14" calcext:value-type="float">
            <text:p>14</text:p>
          </table:table-cell>
          <table:table-cell table:formula="of:=IFERROR(LOG10([.C91]);0)" office:value-type="float" office:value="1.14612803567824" calcext:value-type="float">
            <text:p>1.1461280357</text:p>
          </table:table-cell>
          <table:table-cell/>
          <table:table-cell table:formula="of:=IFERROR(LOG10([.A91]);0)" office:value-type="float" office:value="1.94939000664491" calcext:value-type="float">
            <text:p>1.9493900066</text:p>
          </table:table-cell>
          <table:table-cell table:formula="of:=2.151 -( 0.002*EXP(3.158*([.F91])))" office:value-type="float" office:value="1.20775993925571" calcext:value-type="float">
            <text:p>1.20775993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ERROR(LOG10([.A92]);0)" office:value-type="float" office:value="1.95424250943932" calcext:value-type="float">
            <text:p>1.9542425094</text:p>
          </table:table-cell>
          <table:table-cell office:value-type="float" office:value="11" calcext:value-type="float">
            <text:p>11</text:p>
          </table:table-cell>
          <table:table-cell table:formula="of:=IFERROR(LOG10([.C92]);0)" office:value-type="float" office:value="1.04139268515823" calcext:value-type="float">
            <text:p>1.0413926852</text:p>
          </table:table-cell>
          <table:table-cell/>
          <table:table-cell table:formula="of:=IFERROR(LOG10([.A92]);0)" office:value-type="float" office:value="1.95424250943932" calcext:value-type="float">
            <text:p>1.9542425094</text:p>
          </table:table-cell>
          <table:table-cell table:formula="of:=2.151 -( 0.002*EXP(3.158*([.F92])))" office:value-type="float" office:value="1.19319421730257" calcext:value-type="float">
            <text:p>1.193194217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ERROR(LOG10([.A93]);0)" office:value-type="float" office:value="1.95904139232109" calcext:value-type="float">
            <text:p>1.9590413923</text:p>
          </table:table-cell>
          <table:table-cell office:value-type="float" office:value="12" calcext:value-type="float">
            <text:p>12</text:p>
          </table:table-cell>
          <table:table-cell table:formula="of:=IFERROR(LOG10([.C93]);0)" office:value-type="float" office:value="1.07918124604762" calcext:value-type="float">
            <text:p>1.079181246</text:p>
          </table:table-cell>
          <table:table-cell/>
          <table:table-cell table:formula="of:=IFERROR(LOG10([.A93]);0)" office:value-type="float" office:value="1.95904139232109" calcext:value-type="float">
            <text:p>1.9590413923</text:p>
          </table:table-cell>
          <table:table-cell table:formula="of:=2.151 -( 0.002*EXP(3.158*([.F93])))" office:value-type="float" office:value="1.17856824569342" calcext:value-type="float">
            <text:p>1.17856824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ERROR(LOG10([.A94]);0)" office:value-type="float" office:value="1.96378782734556" calcext:value-type="float">
            <text:p>1.9637878273</text:p>
          </table:table-cell>
          <table:table-cell office:value-type="float" office:value="17" calcext:value-type="float">
            <text:p>17</text:p>
          </table:table-cell>
          <table:table-cell table:formula="of:=IFERROR(LOG10([.C94]);0)" office:value-type="float" office:value="1.23044892137827" calcext:value-type="float">
            <text:p>1.2304489214</text:p>
          </table:table-cell>
          <table:table-cell/>
          <table:table-cell table:formula="of:=IFERROR(LOG10([.A94]);0)" office:value-type="float" office:value="1.96378782734556" calcext:value-type="float">
            <text:p>1.9637878273</text:p>
          </table:table-cell>
          <table:table-cell table:formula="of:=2.151 -( 0.002*EXP(3.158*([.F94])))" office:value-type="float" office:value="1.16388244141429" calcext:value-type="float">
            <text:p>1.163882441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ERROR(LOG10([.A95]);0)" office:value-type="float" office:value="1.96848294855394" calcext:value-type="float">
            <text:p>1.9684829486</text:p>
          </table:table-cell>
          <table:table-cell office:value-type="float" office:value="17" calcext:value-type="float">
            <text:p>17</text:p>
          </table:table-cell>
          <table:table-cell table:formula="of:=IFERROR(LOG10([.C95]);0)" office:value-type="float" office:value="1.23044892137827" calcext:value-type="float">
            <text:p>1.2304489214</text:p>
          </table:table-cell>
          <table:table-cell/>
          <table:table-cell table:formula="of:=IFERROR(LOG10([.A95]);0)" office:value-type="float" office:value="1.96848294855394" calcext:value-type="float">
            <text:p>1.9684829486</text:p>
          </table:table-cell>
          <table:table-cell table:formula="of:=2.151 -( 0.002*EXP(3.158*([.F95])))" office:value-type="float" office:value="1.14913721405473" calcext:value-type="float">
            <text:p>1.149137214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ERROR(LOG10([.A96]);0)" office:value-type="float" office:value="1.9731278535997" calcext:value-type="float">
            <text:p>1.9731278536</text:p>
          </table:table-cell>
          <table:table-cell office:value-type="float" office:value="11" calcext:value-type="float">
            <text:p>11</text:p>
          </table:table-cell>
          <table:table-cell table:formula="of:=IFERROR(LOG10([.C96]);0)" office:value-type="float" office:value="1.04139268515823" calcext:value-type="float">
            <text:p>1.0413926852</text:p>
          </table:table-cell>
          <table:table-cell/>
          <table:table-cell table:formula="of:=IFERROR(LOG10([.A96]);0)" office:value-type="float" office:value="1.9731278535997" calcext:value-type="float">
            <text:p>1.9731278536</text:p>
          </table:table-cell>
          <table:table-cell table:formula="of:=2.151 -( 0.002*EXP(3.158*([.F96])))" office:value-type="float" office:value="1.13433296601725" calcext:value-type="float">
            <text:p>1.13433296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ERROR(LOG10([.A97]);0)" office:value-type="float" office:value="1.97772360528885" calcext:value-type="float">
            <text:p>1.9777236053</text:p>
          </table:table-cell>
          <table:table-cell office:value-type="float" office:value="19" calcext:value-type="float">
            <text:p>19</text:p>
          </table:table-cell>
          <table:table-cell table:formula="of:=IFERROR(LOG10([.C97]);0)" office:value-type="float" office:value="1.27875360095283" calcext:value-type="float">
            <text:p>1.278753601</text:p>
          </table:table-cell>
          <table:table-cell/>
          <table:table-cell table:formula="of:=IFERROR(LOG10([.A97]);0)" office:value-type="float" office:value="1.97772360528885" calcext:value-type="float">
            <text:p>1.9777236053</text:p>
          </table:table-cell>
          <table:table-cell table:formula="of:=2.151 -( 0.002*EXP(3.158*([.F97])))" office:value-type="float" office:value="1.11947009271877" calcext:value-type="float">
            <text:p>1.11947009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ERROR(LOG10([.A98]);0)" office:value-type="float" office:value="1.98227123303957" calcext:value-type="float">
            <text:p>1.982271233</text:p>
          </table:table-cell>
          <table:table-cell office:value-type="float" office:value="28" calcext:value-type="float">
            <text:p>28</text:p>
          </table:table-cell>
          <table:table-cell table:formula="of:=IFERROR(LOG10([.C98]);0)" office:value-type="float" office:value="1.44715803134222" calcext:value-type="float">
            <text:p>1.4471580313</text:p>
          </table:table-cell>
          <table:table-cell/>
          <table:table-cell table:formula="of:=IFERROR(LOG10([.A98]);0)" office:value-type="float" office:value="1.98227123303957" calcext:value-type="float">
            <text:p>1.982271233</text:p>
          </table:table-cell>
          <table:table-cell table:formula="of:=2.151 -( 0.002*EXP(3.158*([.F98])))" office:value-type="float" office:value="1.10454898278427" calcext:value-type="float">
            <text:p>1.104548982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ERROR(LOG10([.A99]);0)" office:value-type="float" office:value="1.98677173426624" calcext:value-type="float">
            <text:p>1.9867717343</text:p>
          </table:table-cell>
          <table:table-cell office:value-type="float" office:value="12" calcext:value-type="float">
            <text:p>12</text:p>
          </table:table-cell>
          <table:table-cell table:formula="of:=IFERROR(LOG10([.C99]);0)" office:value-type="float" office:value="1.07918124604762" calcext:value-type="float">
            <text:p>1.079181246</text:p>
          </table:table-cell>
          <table:table-cell/>
          <table:table-cell table:formula="of:=IFERROR(LOG10([.A99]);0)" office:value-type="float" office:value="1.98677173426624" calcext:value-type="float">
            <text:p>1.9867717343</text:p>
          </table:table-cell>
          <table:table-cell table:formula="of:=2.151 -( 0.002*EXP(3.158*([.F99])))" office:value-type="float" office:value="1.0895700182331" calcext:value-type="float">
            <text:p>1.08957001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ERROR(LOG10([.A100]);0)" office:value-type="float" office:value="1.9912260756925" calcext:value-type="float">
            <text:p>1.9912260757</text:p>
          </table:table-cell>
          <table:table-cell office:value-type="float" office:value="13" calcext:value-type="float">
            <text:p>13</text:p>
          </table:table-cell>
          <table:table-cell table:formula="of:=IFERROR(LOG10([.C100]);0)" office:value-type="float" office:value="1.11394335230684" calcext:value-type="float">
            <text:p>1.1139433523</text:p>
          </table:table-cell>
          <table:table-cell/>
          <table:table-cell table:formula="of:=IFERROR(LOG10([.A100]);0)" office:value-type="float" office:value="1.9912260756925" calcext:value-type="float">
            <text:p>1.9912260757</text:p>
          </table:table-cell>
          <table:table-cell table:formula="of:=2.151 -( 0.002*EXP(3.158*([.F100])))" office:value-type="float" office:value="1.07453357465837" calcext:value-type="float">
            <text:p>1.07453357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ERROR(LOG10([.A101]);0)" office:value-type="float" office:value="1.99563519459755" calcext:value-type="float">
            <text:p>1.9956351946</text:p>
          </table:table-cell>
          <table:table-cell office:value-type="float" office:value="11" calcext:value-type="float">
            <text:p>11</text:p>
          </table:table-cell>
          <table:table-cell table:formula="of:=IFERROR(LOG10([.C101]);0)" office:value-type="float" office:value="1.04139268515823" calcext:value-type="float">
            <text:p>1.0413926852</text:p>
          </table:table-cell>
          <table:table-cell/>
          <table:table-cell table:formula="of:=IFERROR(LOG10([.A101]);0)" office:value-type="float" office:value="1.99563519459755" calcext:value-type="float">
            <text:p>1.9956351946</text:p>
          </table:table-cell>
          <table:table-cell table:formula="of:=2.151 -( 0.002*EXP(3.158*([.F101])))" office:value-type="float" office:value="1.05944002139965" calcext:value-type="float">
            <text:p>1.05944002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ERROR(LOG10([.A102])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IFERROR(LOG10([.C102]);0)" office:value-type="float" office:value="1" calcext:value-type="float">
            <text:p>1</text:p>
          </table:table-cell>
          <table:table-cell/>
          <table:table-cell table:formula="of:=IFERROR(LOG10([.A102]);0)" office:value-type="float" office:value="2" calcext:value-type="float">
            <text:p>2</text:p>
          </table:table-cell>
          <table:table-cell table:formula="of:=2.151 -( 0.002*EXP(3.158*([.F102])))" office:value-type="float" office:value="1.04428972170931" calcext:value-type="float">
            <text:p>1.044289721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ERROR(LOG10([.A103]);0)" office:value-type="float" office:value="2.00432137378264" calcext:value-type="float">
            <text:p>2.0043213738</text:p>
          </table:table-cell>
          <table:table-cell office:value-type="float" office:value="19" calcext:value-type="float">
            <text:p>19</text:p>
          </table:table-cell>
          <table:table-cell table:formula="of:=IFERROR(LOG10([.C103]);0)" office:value-type="float" office:value="1.27875360095283" calcext:value-type="float">
            <text:p>1.278753601</text:p>
          </table:table-cell>
          <table:table-cell/>
          <table:table-cell table:formula="of:=IFERROR(LOG10([.A103]);0)" office:value-type="float" office:value="2.00432137378264" calcext:value-type="float">
            <text:p>2.0043213738</text:p>
          </table:table-cell>
          <table:table-cell table:formula="of:=2.151 -( 0.002*EXP(3.158*([.F103])))" office:value-type="float" office:value="1.02908303291285" calcext:value-type="float">
            <text:p>1.029083032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ERROR(LOG10([.A104]);0)" office:value-type="float" office:value="2.00860017176192" calcext:value-type="float">
            <text:p>2.0086001718</text:p>
          </table:table-cell>
          <table:table-cell office:value-type="float" office:value="13" calcext:value-type="float">
            <text:p>13</text:p>
          </table:table-cell>
          <table:table-cell table:formula="of:=IFERROR(LOG10([.C104]);0)" office:value-type="float" office:value="1.11394335230684" calcext:value-type="float">
            <text:p>1.1139433523</text:p>
          </table:table-cell>
          <table:table-cell/>
          <table:table-cell table:formula="of:=IFERROR(LOG10([.A104]);0)" office:value-type="float" office:value="2.00860017176192" calcext:value-type="float">
            <text:p>2.0086001718</text:p>
          </table:table-cell>
          <table:table-cell table:formula="of:=2.151 -( 0.002*EXP(3.158*([.F104])))" office:value-type="float" office:value="1.01382030656343" calcext:value-type="float">
            <text:p>1.013820306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ERROR(LOG10([.A105]);0)" office:value-type="float" office:value="2.01283722470517" calcext:value-type="float">
            <text:p>2.0128372247</text:p>
          </table:table-cell>
          <table:table-cell office:value-type="float" office:value="5" calcext:value-type="float">
            <text:p>5</text:p>
          </table:table-cell>
          <table:table-cell table:formula="of:=IFERROR(LOG10([.C105]);0)" office:value-type="float" office:value="0.698970004336019" calcext:value-type="float">
            <text:p>0.6989700043</text:p>
          </table:table-cell>
          <table:table-cell/>
          <table:table-cell table:formula="of:=IFERROR(LOG10([.A105]);0)" office:value-type="float" office:value="2.01283722470517" calcext:value-type="float">
            <text:p>2.0128372247</text:p>
          </table:table-cell>
          <table:table-cell table:formula="of:=2.151 -( 0.002*EXP(3.158*([.F105])))" office:value-type="float" office:value="0.998501888590896" calcext:value-type="float">
            <text:p>0.99850188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ERROR(LOG10([.A106]);0)" office:value-type="float" office:value="2.01703333929878" calcext:value-type="float">
            <text:p>2.0170333393</text:p>
          </table:table-cell>
          <table:table-cell office:value-type="float" office:value="2" calcext:value-type="float">
            <text:p>2</text:p>
          </table:table-cell>
          <table:table-cell table:formula="of:=IFERROR(LOG10([.C106]);0)" office:value-type="float" office:value="0.301029995663981" calcext:value-type="float">
            <text:p>0.3010299957</text:p>
          </table:table-cell>
          <table:table-cell/>
          <table:table-cell table:formula="of:=IFERROR(LOG10([.A106]);0)" office:value-type="float" office:value="2.01703333929878" calcext:value-type="float">
            <text:p>2.0170333393</text:p>
          </table:table-cell>
          <table:table-cell table:formula="of:=2.151 -( 0.002*EXP(3.158*([.F106])))" office:value-type="float" office:value="0.98312811944558" calcext:value-type="float">
            <text:p>0.983128119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ERROR(LOG10([.A107]);0)" office:value-type="float" office:value="2.02118929906994" calcext:value-type="float">
            <text:p>2.0211892991</text:p>
          </table:table-cell>
          <table:table-cell office:value-type="float" office:value="8" calcext:value-type="float">
            <text:p>8</text:p>
          </table:table-cell>
          <table:table-cell table:formula="of:=IFERROR(LOG10([.C107]);0)" office:value-type="float" office:value="0.903089986991943" calcext:value-type="float">
            <text:p>0.903089987</text:p>
          </table:table-cell>
          <table:table-cell/>
          <table:table-cell table:formula="of:=IFERROR(LOG10([.A107]);0)" office:value-type="float" office:value="2.02118929906994" calcext:value-type="float">
            <text:p>2.0211892991</text:p>
          </table:table-cell>
          <table:table-cell table:formula="of:=2.151 -( 0.002*EXP(3.158*([.F107])))" office:value-type="float" office:value="0.967699334237015" calcext:value-type="float">
            <text:p>0.967699334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ERROR(LOG10([.A108]);0)" office:value-type="float" office:value="2.02530586526477" calcext:value-type="float">
            <text:p>2.0253058653</text:p>
          </table:table-cell>
          <table:table-cell office:value-type="float" office:value="12" calcext:value-type="float">
            <text:p>12</text:p>
          </table:table-cell>
          <table:table-cell table:formula="of:=IFERROR(LOG10([.C108]);0)" office:value-type="float" office:value="1.07918124604762" calcext:value-type="float">
            <text:p>1.079181246</text:p>
          </table:table-cell>
          <table:table-cell/>
          <table:table-cell table:formula="of:=IFERROR(LOG10([.A108]);0)" office:value-type="float" office:value="2.02530586526477" calcext:value-type="float">
            <text:p>2.0253058653</text:p>
          </table:table-cell>
          <table:table-cell table:formula="of:=2.151 -( 0.002*EXP(3.158*([.F108])))" office:value-type="float" office:value="0.952215862867898" calcext:value-type="float">
            <text:p>0.952215862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ERROR(LOG10([.A109]);0)" office:value-type="float" office:value="2.02938377768521" calcext:value-type="float">
            <text:p>2.0293837777</text:p>
          </table:table-cell>
          <table:table-cell office:value-type="float" office:value="9" calcext:value-type="float">
            <text:p>9</text:p>
          </table:table-cell>
          <table:table-cell table:formula="of:=IFERROR(LOG10([.C109]);0)" office:value-type="float" office:value="0.954242509439325" calcext:value-type="float">
            <text:p>0.9542425094</text:p>
          </table:table-cell>
          <table:table-cell/>
          <table:table-cell table:formula="of:=IFERROR(LOG10([.A109]);0)" office:value-type="float" office:value="2.02938377768521" calcext:value-type="float">
            <text:p>2.0293837777</text:p>
          </table:table-cell>
          <table:table-cell table:formula="of:=2.151 -( 0.002*EXP(3.158*([.F109])))" office:value-type="float" office:value="0.93667803016343" calcext:value-type="float">
            <text:p>0.93667803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ERROR(LOG10([.A110]);0)" office:value-type="float" office:value="2.03342375548695" calcext:value-type="float">
            <text:p>2.0334237555</text:p>
          </table:table-cell>
          <table:table-cell office:value-type="float" office:value="8" calcext:value-type="float">
            <text:p>8</text:p>
          </table:table-cell>
          <table:table-cell table:formula="of:=IFERROR(LOG10([.C110]);0)" office:value-type="float" office:value="0.903089986991943" calcext:value-type="float">
            <text:p>0.903089987</text:p>
          </table:table-cell>
          <table:table-cell/>
          <table:table-cell table:formula="of:=IFERROR(LOG10([.A110]);0)" office:value-type="float" office:value="2.03342375548695" calcext:value-type="float">
            <text:p>2.0334237555</text:p>
          </table:table-cell>
          <table:table-cell table:formula="of:=2.151 -( 0.002*EXP(3.158*([.F110])))" office:value-type="float" office:value="0.921086155996277" calcext:value-type="float">
            <text:p>0.92108615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ERROR(LOG10([.A111]);0)" office:value-type="float" office:value="2.03742649794062" calcext:value-type="float">
            <text:p>2.0374264979</text:p>
          </table:table-cell>
          <table:table-cell office:value-type="float" office:value="10" calcext:value-type="float">
            <text:p>10</text:p>
          </table:table-cell>
          <table:table-cell table:formula="of:=IFERROR(LOG10([.C111]);0)" office:value-type="float" office:value="1" calcext:value-type="float">
            <text:p>1</text:p>
          </table:table-cell>
          <table:table-cell/>
          <table:table-cell table:formula="of:=IFERROR(LOG10([.A111]);0)" office:value-type="float" office:value="2.03742649794062" calcext:value-type="float">
            <text:p>2.0374264979</text:p>
          </table:table-cell>
          <table:table-cell table:formula="of:=2.151 -( 0.002*EXP(3.158*([.F111])))" office:value-type="float" office:value="0.905440555407319" calcext:value-type="float">
            <text:p>0.90544055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ERROR(LOG10([.A112]);0)" office:value-type="float" office:value="2.04139268515822" calcext:value-type="float">
            <text:p>2.0413926852</text:p>
          </table:table-cell>
          <table:table-cell office:value-type="float" office:value="5" calcext:value-type="float">
            <text:p>5</text:p>
          </table:table-cell>
          <table:table-cell table:formula="of:=IFERROR(LOG10([.C112]);0)" office:value-type="float" office:value="0.698970004336019" calcext:value-type="float">
            <text:p>0.6989700043</text:p>
          </table:table-cell>
          <table:table-cell/>
          <table:table-cell table:formula="of:=IFERROR(LOG10([.A112]);0)" office:value-type="float" office:value="2.04139268515822" calcext:value-type="float">
            <text:p>2.0413926852</text:p>
          </table:table-cell>
          <table:table-cell table:formula="of:=2.151 -( 0.002*EXP(3.158*([.F112])))" office:value-type="float" office:value="0.889741538722372" calcext:value-type="float">
            <text:p>0.88974153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ERROR(LOG10([.A113]);0)" office:value-type="float" office:value="2.04532297878666" calcext:value-type="float">
            <text:p>2.0453229788</text:p>
          </table:table-cell>
          <table:table-cell office:value-type="float" office:value="6" calcext:value-type="float">
            <text:p>6</text:p>
          </table:table-cell>
          <table:table-cell table:formula="of:=IFERROR(LOG10([.C113]);0)" office:value-type="float" office:value="0.778151250383644" calcext:value-type="float">
            <text:p>0.7781512504</text:p>
          </table:table-cell>
          <table:table-cell/>
          <table:table-cell table:formula="of:=IFERROR(LOG10([.A113]);0)" office:value-type="float" office:value="2.04532297878666" calcext:value-type="float">
            <text:p>2.0453229788</text:p>
          </table:table-cell>
          <table:table-cell table:formula="of:=2.151 -( 0.002*EXP(3.158*([.F113])))" office:value-type="float" office:value="0.873989411665052" calcext:value-type="float">
            <text:p>0.87398941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ERROR(LOG10([.A114]);0)" office:value-type="float" office:value="2.04921802267018" calcext:value-type="float">
            <text:p>2.0492180227</text:p>
          </table:table-cell>
          <table:table-cell office:value-type="float" office:value="8" calcext:value-type="float">
            <text:p>8</text:p>
          </table:table-cell>
          <table:table-cell table:formula="of:=IFERROR(LOG10([.C114]);0)" office:value-type="float" office:value="0.903089986991943" calcext:value-type="float">
            <text:p>0.903089987</text:p>
          </table:table-cell>
          <table:table-cell/>
          <table:table-cell table:formula="of:=IFERROR(LOG10([.A114]);0)" office:value-type="float" office:value="2.04921802267018" calcext:value-type="float">
            <text:p>2.0492180227</text:p>
          </table:table-cell>
          <table:table-cell table:formula="of:=2.151 -( 0.002*EXP(3.158*([.F114])))" office:value-type="float" office:value="0.858184475465951" calcext:value-type="float">
            <text:p>0.858184475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ERROR(LOG10([.A115]);0)" office:value-type="float" office:value="2.05307844348342" calcext:value-type="float">
            <text:p>2.0530784435</text:p>
          </table:table-cell>
          <table:table-cell office:value-type="float" office:value="7" calcext:value-type="float">
            <text:p>7</text:p>
          </table:table-cell>
          <table:table-cell table:formula="of:=IFERROR(LOG10([.C115]);0)" office:value-type="float" office:value="0.845098040014257" calcext:value-type="float">
            <text:p>0.84509804</text:p>
          </table:table-cell>
          <table:table-cell/>
          <table:table-cell table:formula="of:=IFERROR(LOG10([.A115]);0)" office:value-type="float" office:value="2.05307844348342" calcext:value-type="float">
            <text:p>2.0530784435</text:p>
          </table:table-cell>
          <table:table-cell table:formula="of:=2.151 -( 0.002*EXP(3.158*([.F115])))" office:value-type="float" office:value="0.842327026968256" calcext:value-type="float">
            <text:p>0.84232702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ERROR(LOG10([.A116]);0)" office:value-type="float" office:value="2.05690485133647" calcext:value-type="float">
            <text:p>2.0569048513</text:p>
          </table:table-cell>
          <table:table-cell office:value-type="float" office:value="8" calcext:value-type="float">
            <text:p>8</text:p>
          </table:table-cell>
          <table:table-cell table:formula="of:=IFERROR(LOG10([.C116]);0)" office:value-type="float" office:value="0.903089986991943" calcext:value-type="float">
            <text:p>0.903089987</text:p>
          </table:table-cell>
          <table:table-cell/>
          <table:table-cell table:formula="of:=IFERROR(LOG10([.A116]);0)" office:value-type="float" office:value="2.05690485133647" calcext:value-type="float">
            <text:p>2.0569048513</text:p>
          </table:table-cell>
          <table:table-cell table:formula="of:=2.151 -( 0.002*EXP(3.158*([.F116])))" office:value-type="float" office:value="0.826417358729987" calcext:value-type="float">
            <text:p>0.82641735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ERROR(LOG10([.A117]);0)" office:value-type="float" office:value="2.06069784035361" calcext:value-type="float">
            <text:p>2.0606978404</text:p>
          </table:table-cell>
          <table:table-cell office:value-type="float" office:value="6" calcext:value-type="float">
            <text:p>6</text:p>
          </table:table-cell>
          <table:table-cell table:formula="of:=IFERROR(LOG10([.C117]);0)" office:value-type="float" office:value="0.778151250383644" calcext:value-type="float">
            <text:p>0.7781512504</text:p>
          </table:table-cell>
          <table:table-cell/>
          <table:table-cell table:formula="of:=IFERROR(LOG10([.A117]);0)" office:value-type="float" office:value="2.06069784035361" calcext:value-type="float">
            <text:p>2.0606978404</text:p>
          </table:table-cell>
          <table:table-cell table:formula="of:=2.151 -( 0.002*EXP(3.158*([.F117])))" office:value-type="float" office:value="0.810455759122955" calcext:value-type="float">
            <text:p>0.810455759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ERROR(LOG10([.A118]);0)" office:value-type="float" office:value="2.06445798922692" calcext:value-type="float">
            <text:p>2.0644579892</text:p>
          </table:table-cell>
          <table:table-cell office:value-type="float" office:value="7" calcext:value-type="float">
            <text:p>7</text:p>
          </table:table-cell>
          <table:table-cell table:formula="of:=IFERROR(LOG10([.C118]);0)" office:value-type="float" office:value="0.845098040014257" calcext:value-type="float">
            <text:p>0.84509804</text:p>
          </table:table-cell>
          <table:table-cell/>
          <table:table-cell table:formula="of:=IFERROR(LOG10([.A118]);0)" office:value-type="float" office:value="2.06445798922692" calcext:value-type="float">
            <text:p>2.0644579892</text:p>
          </table:table-cell>
          <table:table-cell table:formula="of:=2.151 -( 0.002*EXP(3.158*([.F118])))" office:value-type="float" office:value="0.794442512428618" calcext:value-type="float">
            <text:p>0.7944425124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ERROR(LOG10([.A119]);0)" office:value-type="float" office:value="2.06818586174616" calcext:value-type="float">
            <text:p>2.0681858617</text:p>
          </table:table-cell>
          <table:table-cell office:value-type="float" office:value="5" calcext:value-type="float">
            <text:p>5</text:p>
          </table:table-cell>
          <table:table-cell table:formula="of:=IFERROR(LOG10([.C119]);0)" office:value-type="float" office:value="0.698970004336019" calcext:value-type="float">
            <text:p>0.6989700043</text:p>
          </table:table-cell>
          <table:table-cell/>
          <table:table-cell table:formula="of:=IFERROR(LOG10([.A119]);0)" office:value-type="float" office:value="2.06818586174616" calcext:value-type="float">
            <text:p>2.0681858617</text:p>
          </table:table-cell>
          <table:table-cell table:formula="of:=2.151 -( 0.002*EXP(3.158*([.F119])))" office:value-type="float" office:value="0.778377898930911" calcext:value-type="float">
            <text:p>0.778377898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ERROR(LOG10([.A120]);0)" office:value-type="float" office:value="2.07188200730613" calcext:value-type="float">
            <text:p>2.0718820073</text:p>
          </table:table-cell>
          <table:table-cell office:value-type="float" office:value="8" calcext:value-type="float">
            <text:p>8</text:p>
          </table:table-cell>
          <table:table-cell table:formula="of:=IFERROR(LOG10([.C120]);0)" office:value-type="float" office:value="0.903089986991943" calcext:value-type="float">
            <text:p>0.903089987</text:p>
          </table:table-cell>
          <table:table-cell/>
          <table:table-cell table:formula="of:=IFERROR(LOG10([.A120]);0)" office:value-type="float" office:value="2.07188200730613" calcext:value-type="float">
            <text:p>2.0718820073</text:p>
          </table:table-cell>
          <table:table-cell table:formula="of:=2.151 -( 0.002*EXP(3.158*([.F120])))" office:value-type="float" office:value="0.762262195006203" calcext:value-type="float">
            <text:p>0.76226219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ERROR(LOG10([.A121]);0)" office:value-type="float" office:value="2.07554696139253" calcext:value-type="float">
            <text:p>2.0755469614</text:p>
          </table:table-cell>
          <table:table-cell office:value-type="float" office:value="7" calcext:value-type="float">
            <text:p>7</text:p>
          </table:table-cell>
          <table:table-cell table:formula="of:=IFERROR(LOG10([.C121]);0)" office:value-type="float" office:value="0.845098040014257" calcext:value-type="float">
            <text:p>0.84509804</text:p>
          </table:table-cell>
          <table:table-cell/>
          <table:table-cell table:formula="of:=IFERROR(LOG10([.A121]);0)" office:value-type="float" office:value="2.07554696139253" calcext:value-type="float">
            <text:p>2.0755469614</text:p>
          </table:table-cell>
          <table:table-cell table:formula="of:=2.151 -( 0.002*EXP(3.158*([.F121])))" office:value-type="float" office:value="0.746095673210482" calcext:value-type="float">
            <text:p>0.746095673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ERROR(LOG10([.A122]);0)" office:value-type="float" office:value="2.07918124604762" calcext:value-type="float">
            <text:p>2.079181246</text:p>
          </table:table-cell>
          <table:table-cell office:value-type="float" office:value="6" calcext:value-type="float">
            <text:p>6</text:p>
          </table:table-cell>
          <table:table-cell table:formula="of:=IFERROR(LOG10([.C122]);0)" office:value-type="float" office:value="0.778151250383644" calcext:value-type="float">
            <text:p>0.7781512504</text:p>
          </table:table-cell>
          <table:table-cell/>
          <table:table-cell table:formula="of:=IFERROR(LOG10([.A122]);0)" office:value-type="float" office:value="2.07918124604762" calcext:value-type="float">
            <text:p>2.079181246</text:p>
          </table:table-cell>
          <table:table-cell table:formula="of:=2.151 -( 0.002*EXP(3.158*([.F122])))" office:value-type="float" office:value="0.72987860236388" calcext:value-type="float">
            <text:p>0.729878602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ERROR(LOG10([.A123]);0)" office:value-type="float" office:value="2.08278537031645" calcext:value-type="float">
            <text:p>2.0827853703</text:p>
          </table:table-cell>
          <table:table-cell office:value-type="float" office:value="9" calcext:value-type="float">
            <text:p>9</text:p>
          </table:table-cell>
          <table:table-cell table:formula="of:=IFERROR(LOG10([.C123]);0)" office:value-type="float" office:value="0.954242509439325" calcext:value-type="float">
            <text:p>0.9542425094</text:p>
          </table:table-cell>
          <table:table-cell/>
          <table:table-cell table:formula="of:=IFERROR(LOG10([.A123]);0)" office:value-type="float" office:value="2.08278537031645" calcext:value-type="float">
            <text:p>2.0827853703</text:p>
          </table:table-cell>
          <table:table-cell table:formula="of:=2.151 -( 0.002*EXP(3.158*([.F123])))" office:value-type="float" office:value="0.713611247632624" calcext:value-type="float">
            <text:p>0.71361124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ERROR(LOG10([.A124]);0)" office:value-type="float" office:value="2.08635983067475" calcext:value-type="float">
            <text:p>2.0863598307</text:p>
          </table:table-cell>
          <table:table-cell office:value-type="float" office:value="3" calcext:value-type="float">
            <text:p>3</text:p>
          </table:table-cell>
          <table:table-cell table:formula="of:=IFERROR(LOG10([.C124]);0)" office:value-type="float" office:value="0.477121254719662" calcext:value-type="float">
            <text:p>0.4771212547</text:p>
          </table:table-cell>
          <table:table-cell/>
          <table:table-cell table:formula="of:=IFERROR(LOG10([.A124]);0)" office:value-type="float" office:value="2.08635983067475" calcext:value-type="float">
            <text:p>2.0863598307</text:p>
          </table:table-cell>
          <table:table-cell table:formula="of:=2.151 -( 0.002*EXP(3.158*([.F124])))" office:value-type="float" office:value="0.697293870608547" calcext:value-type="float">
            <text:p>0.697293870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IFERROR(LOG10([.A125]);0)" office:value-type="float" office:value="2.0899051114394" calcext:value-type="float">
            <text:p>2.0899051114</text:p>
          </table:table-cell>
          <table:table-cell office:value-type="float" office:value="8" calcext:value-type="float">
            <text:p>8</text:p>
          </table:table-cell>
          <table:table-cell table:formula="of:=IFERROR(LOG10([.C125]);0)" office:value-type="float" office:value="0.903089986991943" calcext:value-type="float">
            <text:p>0.903089987</text:p>
          </table:table-cell>
          <table:table-cell/>
          <table:table-cell table:formula="of:=IFERROR(LOG10([.A125]);0)" office:value-type="float" office:value="2.0899051114394" calcext:value-type="float">
            <text:p>2.0899051114</text:p>
          </table:table-cell>
          <table:table-cell table:formula="of:=2.151 -( 0.002*EXP(3.158*([.F125])))" office:value-type="float" office:value="0.680926729386223" calcext:value-type="float">
            <text:p>0.680926729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ERROR(LOG10([.A126]);0)" office:value-type="float" office:value="2.09342168516224" calcext:value-type="float">
            <text:p>2.0934216852</text:p>
          </table:table-cell>
          <table:table-cell office:value-type="float" office:value="5" calcext:value-type="float">
            <text:p>5</text:p>
          </table:table-cell>
          <table:table-cell table:formula="of:=IFERROR(LOG10([.C126]);0)" office:value-type="float" office:value="0.698970004336019" calcext:value-type="float">
            <text:p>0.6989700043</text:p>
          </table:table-cell>
          <table:table-cell/>
          <table:table-cell table:formula="of:=IFERROR(LOG10([.A126]);0)" office:value-type="float" office:value="2.09342168516224" calcext:value-type="float">
            <text:p>2.0934216852</text:p>
          </table:table-cell>
          <table:table-cell table:formula="of:=2.151 -( 0.002*EXP(3.158*([.F126])))" office:value-type="float" office:value="0.664510078637801" calcext:value-type="float">
            <text:p>0.664510078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ERROR(LOG10([.A127]);0)" office:value-type="float" office:value="2.09691001300806" calcext:value-type="float">
            <text:p>2.096910013</text:p>
          </table:table-cell>
          <table:table-cell office:value-type="float" office:value="6" calcext:value-type="float">
            <text:p>6</text:p>
          </table:table-cell>
          <table:table-cell table:formula="of:=IFERROR(LOG10([.C127]);0)" office:value-type="float" office:value="0.778151250383644" calcext:value-type="float">
            <text:p>0.7781512504</text:p>
          </table:table-cell>
          <table:table-cell/>
          <table:table-cell table:formula="of:=IFERROR(LOG10([.A127]);0)" office:value-type="float" office:value="2.09691001300806" calcext:value-type="float">
            <text:p>2.096910013</text:p>
          </table:table-cell>
          <table:table-cell table:formula="of:=2.151 -( 0.002*EXP(3.158*([.F127])))" office:value-type="float" office:value="0.648044169685687" calcext:value-type="float">
            <text:p>0.648044169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IFERROR(LOG10([.A128]);0)" office:value-type="float" office:value="2.10037054511756" calcext:value-type="float">
            <text:p>2.1003705451</text:p>
          </table:table-cell>
          <table:table-cell office:value-type="float" office:value="8" calcext:value-type="float">
            <text:p>8</text:p>
          </table:table-cell>
          <table:table-cell table:formula="of:=IFERROR(LOG10([.C128]);0)" office:value-type="float" office:value="0.903089986991943" calcext:value-type="float">
            <text:p>0.903089987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ERROR(LOG10([.A129]);0)" office:value-type="float" office:value="2.10380372095596" calcext:value-type="float">
            <text:p>2.103803721</text:p>
          </table:table-cell>
          <table:table-cell office:value-type="float" office:value="9" calcext:value-type="float">
            <text:p>9</text:p>
          </table:table-cell>
          <table:table-cell table:formula="of:=IFERROR(LOG10([.C129]);0)" office:value-type="float" office:value="0.954242509439325" calcext:value-type="float">
            <text:p>0.9542425094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ERROR(LOG10([.A130]);0)" office:value-type="float" office:value="2.10720996964787" calcext:value-type="float">
            <text:p>2.1072099696</text:p>
          </table:table-cell>
          <table:table-cell office:value-type="float" office:value="4" calcext:value-type="float">
            <text:p>4</text:p>
          </table:table-cell>
          <table:table-cell table:formula="of:=IFERROR(LOG10([.C130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ERROR(LOG10([.A131]);0)" office:value-type="float" office:value="2.11058971029925" calcext:value-type="float">
            <text:p>2.1105897103</text:p>
          </table:table-cell>
          <table:table-cell office:value-type="float" office:value="8" calcext:value-type="float">
            <text:p>8</text:p>
          </table:table-cell>
          <table:table-cell table:formula="of:=IFERROR(LOG10([.C131]);0)" office:value-type="float" office:value="0.903089986991943" calcext:value-type="float">
            <text:p>0.903089987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ERROR(LOG10([.A132]);0)" office:value-type="float" office:value="2.11394335230684" calcext:value-type="float">
            <text:p>2.1139433523</text:p>
          </table:table-cell>
          <table:table-cell office:value-type="float" office:value="11" calcext:value-type="float">
            <text:p>11</text:p>
          </table:table-cell>
          <table:table-cell table:formula="of:=IFERROR(LOG10([.C132]);0)" office:value-type="float" office:value="1.04139268515823" calcext:value-type="float">
            <text:p>1.0413926852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ERROR(LOG10([.A133]);0)" office:value-type="float" office:value="2.11727129565576" calcext:value-type="float">
            <text:p>2.1172712957</text:p>
          </table:table-cell>
          <table:table-cell office:value-type="float" office:value="4" calcext:value-type="float">
            <text:p>4</text:p>
          </table:table-cell>
          <table:table-cell table:formula="of:=IFERROR(LOG10([.C133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ERROR(LOG10([.A134]);0)" office:value-type="float" office:value="2.12057393120585" calcext:value-type="float">
            <text:p>2.1205739312</text:p>
          </table:table-cell>
          <table:table-cell office:value-type="float" office:value="6" calcext:value-type="float">
            <text:p>6</text:p>
          </table:table-cell>
          <table:table-cell table:formula="of:=IFERROR(LOG10([.C134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ERROR(LOG10([.A135]);0)" office:value-type="float" office:value="2.12385164096709" calcext:value-type="float">
            <text:p>2.123851641</text:p>
          </table:table-cell>
          <table:table-cell office:value-type="float" office:value="4" calcext:value-type="float">
            <text:p>4</text:p>
          </table:table-cell>
          <table:table-cell table:formula="of:=IFERROR(LOG10([.C135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ERROR(LOG10([.A136]);0)" office:value-type="float" office:value="2.12710479836481" calcext:value-type="float">
            <text:p>2.1271047984</text:p>
          </table:table-cell>
          <table:table-cell office:value-type="float" office:value="10" calcext:value-type="float">
            <text:p>10</text:p>
          </table:table-cell>
          <table:table-cell table:formula="of:=IFERROR(LOG10([.C136])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ERROR(LOG10([.A137]);0)" office:value-type="float" office:value="2.13033376849501" calcext:value-type="float">
            <text:p>2.1303337685</text:p>
          </table:table-cell>
          <table:table-cell office:value-type="float" office:value="1" calcext:value-type="float">
            <text:p>1</text:p>
          </table:table-cell>
          <table:table-cell table:formula="of:=IFERROR(LOG10([.C13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ERROR(LOG10([.A138]);0)" office:value-type="float" office:value="2.13353890837022" calcext:value-type="float">
            <text:p>2.1335389084</text:p>
          </table:table-cell>
          <table:table-cell office:value-type="float" office:value="0" calcext:value-type="float">
            <text:p>0</text:p>
          </table:table-cell>
          <table:table-cell table:formula="of:=IFERROR(LOG10([.C13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ERROR(LOG10([.A139]);0)" office:value-type="float" office:value="2.13672056715641" calcext:value-type="float">
            <text:p>2.1367205672</text:p>
          </table:table-cell>
          <table:table-cell office:value-type="float" office:value="3" calcext:value-type="float">
            <text:p>3</text:p>
          </table:table-cell>
          <table:table-cell table:formula="of:=IFERROR(LOG10([.C139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ERROR(LOG10([.A140]);0)" office:value-type="float" office:value="2.13987908640124" calcext:value-type="float">
            <text:p>2.1398790864</text:p>
          </table:table-cell>
          <table:table-cell office:value-type="float" office:value="6" calcext:value-type="float">
            <text:p>6</text:p>
          </table:table-cell>
          <table:table-cell table:formula="of:=IFERROR(LOG10([.C140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ERROR(LOG10([.A141]);0)" office:value-type="float" office:value="2.14301480025409" calcext:value-type="float">
            <text:p>2.1430148003</text:p>
          </table:table-cell>
          <table:table-cell office:value-type="float" office:value="5" calcext:value-type="float">
            <text:p>5</text:p>
          </table:table-cell>
          <table:table-cell table:formula="of:=IFERROR(LOG10([.C141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ERROR(LOG10([.A142]);0)" office:value-type="float" office:value="2.14612803567824" calcext:value-type="float">
            <text:p>2.1461280357</text:p>
          </table:table-cell>
          <table:table-cell office:value-type="float" office:value="5" calcext:value-type="float">
            <text:p>5</text:p>
          </table:table-cell>
          <table:table-cell table:formula="of:=IFERROR(LOG10([.C142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ERROR(LOG10([.A143]);0)" office:value-type="float" office:value="2.14921911265538" calcext:value-type="float">
            <text:p>2.1492191127</text:p>
          </table:table-cell>
          <table:table-cell office:value-type="float" office:value="2" calcext:value-type="float">
            <text:p>2</text:p>
          </table:table-cell>
          <table:table-cell table:formula="of:=IFERROR(LOG10([.C143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ERROR(LOG10([.A144]);0)" office:value-type="float" office:value="2.15228834438306" calcext:value-type="float">
            <text:p>2.1522883444</text:p>
          </table:table-cell>
          <table:table-cell office:value-type="float" office:value="8" calcext:value-type="float">
            <text:p>8</text:p>
          </table:table-cell>
          <table:table-cell table:formula="of:=IFERROR(LOG10([.C144]);0)" office:value-type="float" office:value="0.903089986991943" calcext:value-type="float">
            <text:p>0.903089987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ERROR(LOG10([.A145]);0)" office:value-type="float" office:value="2.15533603746506" calcext:value-type="float">
            <text:p>2.1553360375</text:p>
          </table:table-cell>
          <table:table-cell office:value-type="float" office:value="5" calcext:value-type="float">
            <text:p>5</text:p>
          </table:table-cell>
          <table:table-cell table:formula="of:=IFERROR(LOG10([.C145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ERROR(LOG10([.A146]);0)" office:value-type="float" office:value="2.15836249209525" calcext:value-type="float">
            <text:p>2.1583624921</text:p>
          </table:table-cell>
          <table:table-cell office:value-type="float" office:value="7" calcext:value-type="float">
            <text:p>7</text:p>
          </table:table-cell>
          <table:table-cell table:formula="of:=IFERROR(LOG10([.C146]);0)" office:value-type="float" office:value="0.845098040014257" calcext:value-type="float">
            <text:p>0.84509804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ERROR(LOG10([.A147]);0)" office:value-type="float" office:value="2.16136800223497" calcext:value-type="float">
            <text:p>2.1613680022</text:p>
          </table:table-cell>
          <table:table-cell office:value-type="float" office:value="6" calcext:value-type="float">
            <text:p>6</text:p>
          </table:table-cell>
          <table:table-cell table:formula="of:=IFERROR(LOG10([.C147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ERROR(LOG10([.A148]);0)" office:value-type="float" office:value="2.16435285578444" calcext:value-type="float">
            <text:p>2.1643528558</text:p>
          </table:table-cell>
          <table:table-cell office:value-type="float" office:value="7" calcext:value-type="float">
            <text:p>7</text:p>
          </table:table-cell>
          <table:table-cell table:formula="of:=IFERROR(LOG10([.C148]);0)" office:value-type="float" office:value="0.845098040014257" calcext:value-type="float">
            <text:p>0.84509804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ERROR(LOG10([.A149]);0)" office:value-type="float" office:value="2.16731733474818" calcext:value-type="float">
            <text:p>2.1673173347</text:p>
          </table:table-cell>
          <table:table-cell office:value-type="float" office:value="127" calcext:value-type="float">
            <text:p>127</text:p>
          </table:table-cell>
          <table:table-cell table:formula="of:=IFERROR(LOG10([.C149]);0)" office:value-type="float" office:value="2.10380372095596" calcext:value-type="float">
            <text:p>2.103803721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ERROR(LOG10([.A150]);0)" office:value-type="float" office:value="2.17026171539496" calcext:value-type="float">
            <text:p>2.1702617154</text:p>
          </table:table-cell>
          <table:table-cell office:value-type="float" office:value="6" calcext:value-type="float">
            <text:p>6</text:p>
          </table:table-cell>
          <table:table-cell table:formula="of:=IFERROR(LOG10([.C150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ERROR(LOG10([.A151]);0)" office:value-type="float" office:value="2.17318626841227" calcext:value-type="float">
            <text:p>2.1731862684</text:p>
          </table:table-cell>
          <table:table-cell office:value-type="float" office:value="6" calcext:value-type="float">
            <text:p>6</text:p>
          </table:table-cell>
          <table:table-cell table:formula="of:=IFERROR(LOG10([.C151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ERROR(LOG10([.A152]);0)" office:value-type="float" office:value="2.17609125905568" calcext:value-type="float">
            <text:p>2.1760912591</text:p>
          </table:table-cell>
          <table:table-cell office:value-type="float" office:value="7" calcext:value-type="float">
            <text:p>7</text:p>
          </table:table-cell>
          <table:table-cell table:formula="of:=IFERROR(LOG10([.C152]);0)" office:value-type="float" office:value="0.845098040014257" calcext:value-type="float">
            <text:p>0.84509804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ERROR(LOG10([.A153]);0)" office:value-type="float" office:value="2.17897694729317" calcext:value-type="float">
            <text:p>2.1789769473</text:p>
          </table:table-cell>
          <table:table-cell office:value-type="float" office:value="6" calcext:value-type="float">
            <text:p>6</text:p>
          </table:table-cell>
          <table:table-cell table:formula="of:=IFERROR(LOG10([.C153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ERROR(LOG10([.A154]);0)" office:value-type="float" office:value="2.18184358794477" calcext:value-type="float">
            <text:p>2.1818435879</text:p>
          </table:table-cell>
          <table:table-cell office:value-type="float" office:value="4" calcext:value-type="float">
            <text:p>4</text:p>
          </table:table-cell>
          <table:table-cell table:formula="of:=IFERROR(LOG10([.C154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ERROR(LOG10([.A155]);0)" office:value-type="float" office:value="2.1846914308176" calcext:value-type="float">
            <text:p>2.1846914308</text:p>
          </table:table-cell>
          <table:table-cell office:value-type="float" office:value="7" calcext:value-type="float">
            <text:p>7</text:p>
          </table:table-cell>
          <table:table-cell table:formula="of:=IFERROR(LOG10([.C155]);0)" office:value-type="float" office:value="0.845098040014257" calcext:value-type="float">
            <text:p>0.84509804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ERROR(LOG10([.A156]);0)" office:value-type="float" office:value="2.18752072083646" calcext:value-type="float">
            <text:p>2.1875207208</text:p>
          </table:table-cell>
          <table:table-cell office:value-type="float" office:value="6" calcext:value-type="float">
            <text:p>6</text:p>
          </table:table-cell>
          <table:table-cell table:formula="of:=IFERROR(LOG10([.C156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IFERROR(LOG10([.A157]);0)" office:value-type="float" office:value="2.19033169817029" calcext:value-type="float">
            <text:p>2.1903316982</text:p>
          </table:table-cell>
          <table:table-cell office:value-type="float" office:value="8" calcext:value-type="float">
            <text:p>8</text:p>
          </table:table-cell>
          <table:table-cell table:formula="of:=IFERROR(LOG10([.C157]);0)" office:value-type="float" office:value="0.903089986991943" calcext:value-type="float">
            <text:p>0.903089987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ERROR(LOG10([.A158]);0)" office:value-type="float" office:value="2.19312459835446" calcext:value-type="float">
            <text:p>2.1931245984</text:p>
          </table:table-cell>
          <table:table-cell office:value-type="float" office:value="5" calcext:value-type="float">
            <text:p>5</text:p>
          </table:table-cell>
          <table:table-cell table:formula="of:=IFERROR(LOG10([.C158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ERROR(LOG10([.A159]);0)" office:value-type="float" office:value="2.19589965240923" calcext:value-type="float">
            <text:p>2.1958996524</text:p>
          </table:table-cell>
          <table:table-cell office:value-type="float" office:value="2" calcext:value-type="float">
            <text:p>2</text:p>
          </table:table-cell>
          <table:table-cell table:formula="of:=IFERROR(LOG10([.C159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ERROR(LOG10([.A160]);0)" office:value-type="float" office:value="2.19865708695442" calcext:value-type="float">
            <text:p>2.198657087</text:p>
          </table:table-cell>
          <table:table-cell office:value-type="float" office:value="3" calcext:value-type="float">
            <text:p>3</text:p>
          </table:table-cell>
          <table:table-cell table:formula="of:=IFERROR(LOG10([.C160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ERROR(LOG10([.A161]);0)" office:value-type="float" office:value="2.20139712432045" calcext:value-type="float">
            <text:p>2.2013971243</text:p>
          </table:table-cell>
          <table:table-cell office:value-type="float" office:value="4" calcext:value-type="float">
            <text:p>4</text:p>
          </table:table-cell>
          <table:table-cell table:formula="of:=IFERROR(LOG10([.C161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ERROR(LOG10([.A162]);0)" office:value-type="float" office:value="2.20411998265592" calcext:value-type="float">
            <text:p>2.2041199827</text:p>
          </table:table-cell>
          <table:table-cell office:value-type="float" office:value="4" calcext:value-type="float">
            <text:p>4</text:p>
          </table:table-cell>
          <table:table-cell table:formula="of:=IFERROR(LOG10([.C162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ERROR(LOG10([.A163]);0)" office:value-type="float" office:value="2.20682587603185" calcext:value-type="float">
            <text:p>2.206825876</text:p>
          </table:table-cell>
          <table:table-cell office:value-type="float" office:value="4" calcext:value-type="float">
            <text:p>4</text:p>
          </table:table-cell>
          <table:table-cell table:formula="of:=IFERROR(LOG10([.C163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ERROR(LOG10([.A164]);0)" office:value-type="float" office:value="2.20951501454263" calcext:value-type="float">
            <text:p>2.2095150145</text:p>
          </table:table-cell>
          <table:table-cell office:value-type="float" office:value="2" calcext:value-type="float">
            <text:p>2</text:p>
          </table:table-cell>
          <table:table-cell table:formula="of:=IFERROR(LOG10([.C164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ERROR(LOG10([.A165]);0)" office:value-type="float" office:value="2.21218760440396" calcext:value-type="float">
            <text:p>2.2121876044</text:p>
          </table:table-cell>
          <table:table-cell office:value-type="float" office:value="2" calcext:value-type="float">
            <text:p>2</text:p>
          </table:table-cell>
          <table:table-cell table:formula="of:=IFERROR(LOG10([.C165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ERROR(LOG10([.A166]);0)" office:value-type="float" office:value="2.2148438480477" calcext:value-type="float">
            <text:p>2.214843848</text:p>
          </table:table-cell>
          <table:table-cell office:value-type="float" office:value="4" calcext:value-type="float">
            <text:p>4</text:p>
          </table:table-cell>
          <table:table-cell table:formula="of:=IFERROR(LOG10([.C166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ERROR(LOG10([.A167]);0)" office:value-type="float" office:value="2.21748394421391" calcext:value-type="float">
            <text:p>2.2174839442</text:p>
          </table:table-cell>
          <table:table-cell office:value-type="float" office:value="4" calcext:value-type="float">
            <text:p>4</text:p>
          </table:table-cell>
          <table:table-cell table:formula="of:=IFERROR(LOG10([.C167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ERROR(LOG10([.A168]);0)" office:value-type="float" office:value="2.22010808804005" calcext:value-type="float">
            <text:p>2.220108088</text:p>
          </table:table-cell>
          <table:table-cell office:value-type="float" office:value="1" calcext:value-type="float">
            <text:p>1</text:p>
          </table:table-cell>
          <table:table-cell table:formula="of:=IFERROR(LOG10([.C16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ERROR(LOG10([.A169]);0)" office:value-type="float" office:value="2.22271647114758" calcext:value-type="float">
            <text:p>2.2227164711</text:p>
          </table:table-cell>
          <table:table-cell office:value-type="float" office:value="2" calcext:value-type="float">
            <text:p>2</text:p>
          </table:table-cell>
          <table:table-cell table:formula="of:=IFERROR(LOG10([.C169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ERROR(LOG10([.A170]);0)" office:value-type="float" office:value="2.22530928172586" calcext:value-type="float">
            <text:p>2.2253092817</text:p>
          </table:table-cell>
          <table:table-cell office:value-type="float" office:value="5" calcext:value-type="float">
            <text:p>5</text:p>
          </table:table-cell>
          <table:table-cell table:formula="of:=IFERROR(LOG10([.C170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ERROR(LOG10([.A171]);0)" office:value-type="float" office:value="2.22788670461367" calcext:value-type="float">
            <text:p>2.2278867046</text:p>
          </table:table-cell>
          <table:table-cell office:value-type="float" office:value="2" calcext:value-type="float">
            <text:p>2</text:p>
          </table:table-cell>
          <table:table-cell table:formula="of:=IFERROR(LOG10([.C171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ERROR(LOG10([.A172]);0)" office:value-type="float" office:value="2.23044892137827" calcext:value-type="float">
            <text:p>2.2304489214</text:p>
          </table:table-cell>
          <table:table-cell office:value-type="float" office:value="1" calcext:value-type="float">
            <text:p>1</text:p>
          </table:table-cell>
          <table:table-cell table:formula="of:=IFERROR(LOG10([.C17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ERROR(LOG10([.A173]);0)" office:value-type="float" office:value="2.23299611039215" calcext:value-type="float">
            <text:p>2.2329961104</text:p>
          </table:table-cell>
          <table:table-cell office:value-type="float" office:value="5" calcext:value-type="float">
            <text:p>5</text:p>
          </table:table-cell>
          <table:table-cell table:formula="of:=IFERROR(LOG10([.C173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ERROR(LOG10([.A174]);0)" office:value-type="float" office:value="2.23552844690755" calcext:value-type="float">
            <text:p>2.2355284469</text:p>
          </table:table-cell>
          <table:table-cell office:value-type="float" office:value="4" calcext:value-type="float">
            <text:p>4</text:p>
          </table:table-cell>
          <table:table-cell table:formula="of:=IFERROR(LOG10([.C174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ERROR(LOG10([.A175]);0)" office:value-type="float" office:value="2.2380461031288" calcext:value-type="float">
            <text:p>2.2380461031</text:p>
          </table:table-cell>
          <table:table-cell office:value-type="float" office:value="3" calcext:value-type="float">
            <text:p>3</text:p>
          </table:table-cell>
          <table:table-cell table:formula="of:=IFERROR(LOG10([.C175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ERROR(LOG10([.A176]);0)" office:value-type="float" office:value="2.2405492482826" calcext:value-type="float">
            <text:p>2.2405492483</text:p>
          </table:table-cell>
          <table:table-cell office:value-type="float" office:value="4" calcext:value-type="float">
            <text:p>4</text:p>
          </table:table-cell>
          <table:table-cell table:formula="of:=IFERROR(LOG10([.C176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ERROR(LOG10([.A177]);0)" office:value-type="float" office:value="2.24303804868629" calcext:value-type="float">
            <text:p>2.2430380487</text:p>
          </table:table-cell>
          <table:table-cell office:value-type="float" office:value="3" calcext:value-type="float">
            <text:p>3</text:p>
          </table:table-cell>
          <table:table-cell table:formula="of:=IFERROR(LOG10([.C177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ERROR(LOG10([.A178]);0)" office:value-type="float" office:value="2.24551266781415" calcext:value-type="float">
            <text:p>2.2455126678</text:p>
          </table:table-cell>
          <table:table-cell office:value-type="float" office:value="4" calcext:value-type="float">
            <text:p>4</text:p>
          </table:table-cell>
          <table:table-cell table:formula="of:=IFERROR(LOG10([.C178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ERROR(LOG10([.A179]);0)" office:value-type="float" office:value="2.24797326636181" calcext:value-type="float">
            <text:p>2.2479732664</text:p>
          </table:table-cell>
          <table:table-cell office:value-type="float" office:value="4" calcext:value-type="float">
            <text:p>4</text:p>
          </table:table-cell>
          <table:table-cell table:formula="of:=IFERROR(LOG10([.C179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ERROR(LOG10([.A180]);0)" office:value-type="float" office:value="2.25042000230889" calcext:value-type="float">
            <text:p>2.2504200023</text:p>
          </table:table-cell>
          <table:table-cell office:value-type="float" office:value="0" calcext:value-type="float">
            <text:p>0</text:p>
          </table:table-cell>
          <table:table-cell table:formula="of:=IFERROR(LOG10([.C180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ERROR(LOG10([.A181]);0)" office:value-type="float" office:value="2.25285303097989" calcext:value-type="float">
            <text:p>2.252853031</text:p>
          </table:table-cell>
          <table:table-cell office:value-type="float" office:value="3" calcext:value-type="float">
            <text:p>3</text:p>
          </table:table-cell>
          <table:table-cell table:formula="of:=IFERROR(LOG10([.C181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ERROR(LOG10([.A182]);0)" office:value-type="float" office:value="2.25527250510331" calcext:value-type="float">
            <text:p>2.2552725051</text:p>
          </table:table-cell>
          <table:table-cell office:value-type="float" office:value="5" calcext:value-type="float">
            <text:p>5</text:p>
          </table:table-cell>
          <table:table-cell table:formula="of:=IFERROR(LOG10([.C182]);0)" office:value-type="float" office:value="0.698970004336019" calcext:value-type="float">
            <text:p>0.6989700043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IFERROR(LOG10([.A183]);0)" office:value-type="float" office:value="2.25767857486918" calcext:value-type="float">
            <text:p>2.2576785749</text:p>
          </table:table-cell>
          <table:table-cell office:value-type="float" office:value="0" calcext:value-type="float">
            <text:p>0</text:p>
          </table:table-cell>
          <table:table-cell table:formula="of:=IFERROR(LOG10([.C18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ERROR(LOG10([.A184]);0)" office:value-type="float" office:value="2.26007138798507" calcext:value-type="float">
            <text:p>2.260071388</text:p>
          </table:table-cell>
          <table:table-cell office:value-type="float" office:value="3" calcext:value-type="float">
            <text:p>3</text:p>
          </table:table-cell>
          <table:table-cell table:formula="of:=IFERROR(LOG10([.C184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ERROR(LOG10([.A185]);0)" office:value-type="float" office:value="2.26245108973043" calcext:value-type="float">
            <text:p>2.2624510897</text:p>
          </table:table-cell>
          <table:table-cell office:value-type="float" office:value="4" calcext:value-type="float">
            <text:p>4</text:p>
          </table:table-cell>
          <table:table-cell table:formula="of:=IFERROR(LOG10([.C185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ERROR(LOG10([.A186]);0)" office:value-type="float" office:value="2.26481782300954" calcext:value-type="float">
            <text:p>2.264817823</text:p>
          </table:table-cell>
          <table:table-cell office:value-type="float" office:value="1" calcext:value-type="float">
            <text:p>1</text:p>
          </table:table-cell>
          <table:table-cell table:formula="of:=IFERROR(LOG10([.C18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ERROR(LOG10([.A187]);0)" office:value-type="float" office:value="2.26717172840301" calcext:value-type="float">
            <text:p>2.2671717284</text:p>
          </table:table-cell>
          <table:table-cell office:value-type="float" office:value="1" calcext:value-type="float">
            <text:p>1</text:p>
          </table:table-cell>
          <table:table-cell table:formula="of:=IFERROR(LOG10([.C18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ERROR(LOG10([.A188]);0)" office:value-type="float" office:value="2.26951294421792" calcext:value-type="float">
            <text:p>2.2695129442</text:p>
          </table:table-cell>
          <table:table-cell office:value-type="float" office:value="1" calcext:value-type="float">
            <text:p>1</text:p>
          </table:table-cell>
          <table:table-cell table:formula="of:=IFERROR(LOG10([.C18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ERROR(LOG10([.A189]);0)" office:value-type="float" office:value="2.2718416065365" calcext:value-type="float">
            <text:p>2.2718416065</text:p>
          </table:table-cell>
          <table:table-cell office:value-type="float" office:value="6" calcext:value-type="float">
            <text:p>6</text:p>
          </table:table-cell>
          <table:table-cell table:formula="of:=IFERROR(LOG10([.C189]);0)" office:value-type="float" office:value="0.778151250383644" calcext:value-type="float">
            <text:p>0.7781512504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ERROR(LOG10([.A190]);0)" office:value-type="float" office:value="2.27415784926368" calcext:value-type="float">
            <text:p>2.2741578493</text:p>
          </table:table-cell>
          <table:table-cell office:value-type="float" office:value="2" calcext:value-type="float">
            <text:p>2</text:p>
          </table:table-cell>
          <table:table-cell table:formula="of:=IFERROR(LOG10([.C190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ERROR(LOG10([.A191]);0)" office:value-type="float" office:value="2.27646180417324" calcext:value-type="float">
            <text:p>2.2764618042</text:p>
          </table:table-cell>
          <table:table-cell office:value-type="float" office:value="3" calcext:value-type="float">
            <text:p>3</text:p>
          </table:table-cell>
          <table:table-cell table:formula="of:=IFERROR(LOG10([.C191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ERROR(LOG10([.A192]);0)" office:value-type="float" office:value="2.27875360095283" calcext:value-type="float">
            <text:p>2.278753601</text:p>
          </table:table-cell>
          <table:table-cell office:value-type="float" office:value="3" calcext:value-type="float">
            <text:p>3</text:p>
          </table:table-cell>
          <table:table-cell table:formula="of:=IFERROR(LOG10([.C192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ERROR(LOG10([.A193]);0)" office:value-type="float" office:value="2.28103336724773" calcext:value-type="float">
            <text:p>2.2810333672</text:p>
          </table:table-cell>
          <table:table-cell office:value-type="float" office:value="1" calcext:value-type="float">
            <text:p>1</text:p>
          </table:table-cell>
          <table:table-cell table:formula="of:=IFERROR(LOG10([.C19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ERROR(LOG10([.A194]);0)" office:value-type="float" office:value="2.28330122870355" calcext:value-type="float">
            <text:p>2.2833012287</text:p>
          </table:table-cell>
          <table:table-cell office:value-type="float" office:value="2" calcext:value-type="float">
            <text:p>2</text:p>
          </table:table-cell>
          <table:table-cell table:formula="of:=IFERROR(LOG10([.C194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ERROR(LOG10([.A195]);0)" office:value-type="float" office:value="2.28555730900777" calcext:value-type="float">
            <text:p>2.285557309</text:p>
          </table:table-cell>
          <table:table-cell office:value-type="float" office:value="2" calcext:value-type="float">
            <text:p>2</text:p>
          </table:table-cell>
          <table:table-cell table:formula="of:=IFERROR(LOG10([.C195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ERROR(LOG10([.A196]);0)" office:value-type="float" office:value="2.28780172993023" calcext:value-type="float">
            <text:p>2.2878017299</text:p>
          </table:table-cell>
          <table:table-cell office:value-type="float" office:value="1" calcext:value-type="float">
            <text:p>1</text:p>
          </table:table-cell>
          <table:table-cell table:formula="of:=IFERROR(LOG10([.C19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ERROR(LOG10([.A197]);0)" office:value-type="float" office:value="2.29003461136252" calcext:value-type="float">
            <text:p>2.2900346114</text:p>
          </table:table-cell>
          <table:table-cell office:value-type="float" office:value="2" calcext:value-type="float">
            <text:p>2</text:p>
          </table:table-cell>
          <table:table-cell table:formula="of:=IFERROR(LOG10([.C197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ERROR(LOG10([.A198]);0)" office:value-type="float" office:value="2.29225607135648" calcext:value-type="float">
            <text:p>2.2922560714</text:p>
          </table:table-cell>
          <table:table-cell office:value-type="float" office:value="1" calcext:value-type="float">
            <text:p>1</text:p>
          </table:table-cell>
          <table:table-cell table:formula="of:=IFERROR(LOG10([.C19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ERROR(LOG10([.A199]);0)" office:value-type="float" office:value="2.29446622616159" calcext:value-type="float">
            <text:p>2.2944662262</text:p>
          </table:table-cell>
          <table:table-cell office:value-type="float" office:value="2" calcext:value-type="float">
            <text:p>2</text:p>
          </table:table-cell>
          <table:table-cell table:formula="of:=IFERROR(LOG10([.C199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ERROR(LOG10([.A200]);0)" office:value-type="float" office:value="2.29666519026153" calcext:value-type="float">
            <text:p>2.2966651903</text:p>
          </table:table-cell>
          <table:table-cell office:value-type="float" office:value="3" calcext:value-type="float">
            <text:p>3</text:p>
          </table:table-cell>
          <table:table-cell table:formula="of:=IFERROR(LOG10([.C200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ERROR(LOG10([.A201]);0)" office:value-type="float" office:value="2.29885307640971" calcext:value-type="float">
            <text:p>2.2988530764</text:p>
          </table:table-cell>
          <table:table-cell office:value-type="float" office:value="1" calcext:value-type="float">
            <text:p>1</text:p>
          </table:table-cell>
          <table:table-cell table:formula="of:=IFERROR(LOG10([.C20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ERROR(LOG10([.A202]);0)" office:value-type="float" office:value="2.30102999566398" calcext:value-type="float">
            <text:p>2.3010299957</text:p>
          </table:table-cell>
          <table:table-cell office:value-type="float" office:value="0" calcext:value-type="float">
            <text:p>0</text:p>
          </table:table-cell>
          <table:table-cell table:formula="of:=IFERROR(LOG10([.C20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ERROR(LOG10([.A203]);0)" office:value-type="float" office:value="2.30319605742049" calcext:value-type="float">
            <text:p>2.3031960574</text:p>
          </table:table-cell>
          <table:table-cell office:value-type="float" office:value="1" calcext:value-type="float">
            <text:p>1</text:p>
          </table:table-cell>
          <table:table-cell table:formula="of:=IFERROR(LOG10([.C20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ERROR(LOG10([.A204]);0)" office:value-type="float" office:value="2.30535136944662" calcext:value-type="float">
            <text:p>2.3053513694</text:p>
          </table:table-cell>
          <table:table-cell office:value-type="float" office:value="3" calcext:value-type="float">
            <text:p>3</text:p>
          </table:table-cell>
          <table:table-cell table:formula="of:=IFERROR(LOG10([.C204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ERROR(LOG10([.A205]);0)" office:value-type="float" office:value="2.30749603791321" calcext:value-type="float">
            <text:p>2.3074960379</text:p>
          </table:table-cell>
          <table:table-cell office:value-type="float" office:value="4" calcext:value-type="float">
            <text:p>4</text:p>
          </table:table-cell>
          <table:table-cell table:formula="of:=IFERROR(LOG10([.C205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IFERROR(LOG10([.A206]);0)" office:value-type="float" office:value="2.3096301674259" calcext:value-type="float">
            <text:p>2.3096301674</text:p>
          </table:table-cell>
          <table:table-cell office:value-type="float" office:value="0" calcext:value-type="float">
            <text:p>0</text:p>
          </table:table-cell>
          <table:table-cell table:formula="of:=IFERROR(LOG10([.C20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IFERROR(LOG10([.A207]);0)" office:value-type="float" office:value="2.31175386105575" calcext:value-type="float">
            <text:p>2.3117538611</text:p>
          </table:table-cell>
          <table:table-cell office:value-type="float" office:value="1" calcext:value-type="float">
            <text:p>1</text:p>
          </table:table-cell>
          <table:table-cell table:formula="of:=IFERROR(LOG10([.C20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ERROR(LOG10([.A208]);0)" office:value-type="float" office:value="2.31386722036915" calcext:value-type="float">
            <text:p>2.3138672204</text:p>
          </table:table-cell>
          <table:table-cell office:value-type="float" office:value="2" calcext:value-type="float">
            <text:p>2</text:p>
          </table:table-cell>
          <table:table-cell table:formula="of:=IFERROR(LOG10([.C208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ERROR(LOG10([.A209]);0)" office:value-type="float" office:value="2.31597034545692" calcext:value-type="float">
            <text:p>2.3159703455</text:p>
          </table:table-cell>
          <table:table-cell office:value-type="float" office:value="3" calcext:value-type="float">
            <text:p>3</text:p>
          </table:table-cell>
          <table:table-cell table:formula="of:=IFERROR(LOG10([.C209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ERROR(LOG10([.A210]);0)" office:value-type="float" office:value="2.31806333496276" calcext:value-type="float">
            <text:p>2.318063335</text:p>
          </table:table-cell>
          <table:table-cell office:value-type="float" office:value="2" calcext:value-type="float">
            <text:p>2</text:p>
          </table:table-cell>
          <table:table-cell table:formula="of:=IFERROR(LOG10([.C210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ERROR(LOG10([.A211]);0)" office:value-type="float" office:value="2.32014628611105" calcext:value-type="float">
            <text:p>2.3201462861</text:p>
          </table:table-cell>
          <table:table-cell office:value-type="float" office:value="1" calcext:value-type="float">
            <text:p>1</text:p>
          </table:table-cell>
          <table:table-cell table:formula="of:=IFERROR(LOG10([.C21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ERROR(LOG10([.A212]);0)" office:value-type="float" office:value="2.32221929473392" calcext:value-type="float">
            <text:p>2.3222192947</text:p>
          </table:table-cell>
          <table:table-cell office:value-type="float" office:value="3" calcext:value-type="float">
            <text:p>3</text:p>
          </table:table-cell>
          <table:table-cell table:formula="of:=IFERROR(LOG10([.C212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ERROR(LOG10([.A213]);0)" office:value-type="float" office:value="2.32428245529769" calcext:value-type="float">
            <text:p>2.3242824553</text:p>
          </table:table-cell>
          <table:table-cell office:value-type="float" office:value="2" calcext:value-type="float">
            <text:p>2</text:p>
          </table:table-cell>
          <table:table-cell table:formula="of:=IFERROR(LOG10([.C213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ERROR(LOG10([.A214]);0)" office:value-type="float" office:value="2.32633586092875" calcext:value-type="float">
            <text:p>2.3263358609</text:p>
          </table:table-cell>
          <table:table-cell office:value-type="float" office:value="3" calcext:value-type="float">
            <text:p>3</text:p>
          </table:table-cell>
          <table:table-cell table:formula="of:=IFERROR(LOG10([.C214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ERROR(LOG10([.A215]);0)" office:value-type="float" office:value="2.32837960343874" calcext:value-type="float">
            <text:p>2.3283796034</text:p>
          </table:table-cell>
          <table:table-cell office:value-type="float" office:value="3" calcext:value-type="float">
            <text:p>3</text:p>
          </table:table-cell>
          <table:table-cell table:formula="of:=IFERROR(LOG10([.C215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ERROR(LOG10([.A216]);0)" office:value-type="float" office:value="2.33041377334919" calcext:value-type="float">
            <text:p>2.3304137733</text:p>
          </table:table-cell>
          <table:table-cell office:value-type="float" office:value="1" calcext:value-type="float">
            <text:p>1</text:p>
          </table:table-cell>
          <table:table-cell table:formula="of:=IFERROR(LOG10([.C21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ERROR(LOG10([.A217]);0)" office:value-type="float" office:value="2.33243845991561" calcext:value-type="float">
            <text:p>2.3324384599</text:p>
          </table:table-cell>
          <table:table-cell office:value-type="float" office:value="2" calcext:value-type="float">
            <text:p>2</text:p>
          </table:table-cell>
          <table:table-cell table:formula="of:=IFERROR(LOG10([.C217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ERROR(LOG10([.A218]);0)" office:value-type="float" office:value="2.33445375115093" calcext:value-type="float">
            <text:p>2.3344537512</text:p>
          </table:table-cell>
          <table:table-cell office:value-type="float" office:value="4" calcext:value-type="float">
            <text:p>4</text:p>
          </table:table-cell>
          <table:table-cell table:formula="of:=IFERROR(LOG10([.C218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ERROR(LOG10([.A219]);0)" office:value-type="float" office:value="2.33645973384853" calcext:value-type="float">
            <text:p>2.3364597338</text:p>
          </table:table-cell>
          <table:table-cell office:value-type="float" office:value="2" calcext:value-type="float">
            <text:p>2</text:p>
          </table:table-cell>
          <table:table-cell table:formula="of:=IFERROR(LOG10([.C219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ERROR(LOG10([.A220]);0)" office:value-type="float" office:value="2.3384564936046" calcext:value-type="float">
            <text:p>2.3384564936</text:p>
          </table:table-cell>
          <table:table-cell office:value-type="float" office:value="2" calcext:value-type="float">
            <text:p>2</text:p>
          </table:table-cell>
          <table:table-cell table:formula="of:=IFERROR(LOG10([.C220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ERROR(LOG10([.A221]);0)" office:value-type="float" office:value="2.34044411484012" calcext:value-type="float">
            <text:p>2.3404441148</text:p>
          </table:table-cell>
          <table:table-cell office:value-type="float" office:value="1" calcext:value-type="float">
            <text:p>1</text:p>
          </table:table-cell>
          <table:table-cell table:formula="of:=IFERROR(LOG10([.C22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ERROR(LOG10([.A222]);0)" office:value-type="float" office:value="2.34242268082221" calcext:value-type="float">
            <text:p>2.3424226808</text:p>
          </table:table-cell>
          <table:table-cell office:value-type="float" office:value="4" calcext:value-type="float">
            <text:p>4</text:p>
          </table:table-cell>
          <table:table-cell table:formula="of:=IFERROR(LOG10([.C222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ERROR(LOG10([.A223]);0)" office:value-type="float" office:value="2.34439227368511" calcext:value-type="float">
            <text:p>2.3443922737</text:p>
          </table:table-cell>
          <table:table-cell office:value-type="float" office:value="2" calcext:value-type="float">
            <text:p>2</text:p>
          </table:table-cell>
          <table:table-cell table:formula="of:=IFERROR(LOG10([.C223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ERROR(LOG10([.A224]);0)" office:value-type="float" office:value="2.34635297445064" calcext:value-type="float">
            <text:p>2.3463529745</text:p>
          </table:table-cell>
          <table:table-cell office:value-type="float" office:value="1" calcext:value-type="float">
            <text:p>1</text:p>
          </table:table-cell>
          <table:table-cell table:formula="of:=IFERROR(LOG10([.C22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ERROR(LOG10([.A225]);0)" office:value-type="float" office:value="2.34830486304816" calcext:value-type="float">
            <text:p>2.348304863</text:p>
          </table:table-cell>
          <table:table-cell office:value-type="float" office:value="2" calcext:value-type="float">
            <text:p>2</text:p>
          </table:table-cell>
          <table:table-cell table:formula="of:=IFERROR(LOG10([.C225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ERROR(LOG10([.A226]);0)" office:value-type="float" office:value="2.35024801833416" calcext:value-type="float">
            <text:p>2.3502480183</text:p>
          </table:table-cell>
          <table:table-cell office:value-type="float" office:value="2" calcext:value-type="float">
            <text:p>2</text:p>
          </table:table-cell>
          <table:table-cell table:formula="of:=IFERROR(LOG10([.C226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ERROR(LOG10([.A227]);0)" office:value-type="float" office:value="2.35218251811136" calcext:value-type="float">
            <text:p>2.3521825181</text:p>
          </table:table-cell>
          <table:table-cell office:value-type="float" office:value="0" calcext:value-type="float">
            <text:p>0</text:p>
          </table:table-cell>
          <table:table-cell table:formula="of:=IFERROR(LOG10([.C22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ERROR(LOG10([.A228]);0)" office:value-type="float" office:value="2.3541084391474" calcext:value-type="float">
            <text:p>2.3541084391</text:p>
          </table:table-cell>
          <table:table-cell office:value-type="float" office:value="2" calcext:value-type="float">
            <text:p>2</text:p>
          </table:table-cell>
          <table:table-cell table:formula="of:=IFERROR(LOG10([.C228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ERROR(LOG10([.A229]);0)" office:value-type="float" office:value="2.35602585719312" calcext:value-type="float">
            <text:p>2.3560258572</text:p>
          </table:table-cell>
          <table:table-cell office:value-type="float" office:value="4" calcext:value-type="float">
            <text:p>4</text:p>
          </table:table-cell>
          <table:table-cell table:formula="of:=IFERROR(LOG10([.C229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ERROR(LOG10([.A230]);0)" office:value-type="float" office:value="2.35793484700045" calcext:value-type="float">
            <text:p>2.357934847</text:p>
          </table:table-cell>
          <table:table-cell office:value-type="float" office:value="2" calcext:value-type="float">
            <text:p>2</text:p>
          </table:table-cell>
          <table:table-cell table:formula="of:=IFERROR(LOG10([.C230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ERROR(LOG10([.A231]);0)" office:value-type="float" office:value="2.35983548233989" calcext:value-type="float">
            <text:p>2.3598354823</text:p>
          </table:table-cell>
          <table:table-cell office:value-type="float" office:value="3" calcext:value-type="float">
            <text:p>3</text:p>
          </table:table-cell>
          <table:table-cell table:formula="of:=IFERROR(LOG10([.C231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ERROR(LOG10([.A232]);0)" office:value-type="float" office:value="2.36172783601759" calcext:value-type="float">
            <text:p>2.361727836</text:p>
          </table:table-cell>
          <table:table-cell office:value-type="float" office:value="1" calcext:value-type="float">
            <text:p>1</text:p>
          </table:table-cell>
          <table:table-cell table:formula="of:=IFERROR(LOG10([.C23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ERROR(LOG10([.A233]);0)" office:value-type="float" office:value="2.36361197989214" calcext:value-type="float">
            <text:p>2.3636119799</text:p>
          </table:table-cell>
          <table:table-cell office:value-type="float" office:value="7" calcext:value-type="float">
            <text:p>7</text:p>
          </table:table-cell>
          <table:table-cell table:formula="of:=IFERROR(LOG10([.C233]);0)" office:value-type="float" office:value="0.845098040014257" calcext:value-type="float">
            <text:p>0.84509804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ERROR(LOG10([.A234]);0)" office:value-type="float" office:value="2.3654879848909" calcext:value-type="float">
            <text:p>2.3654879849</text:p>
          </table:table-cell>
          <table:table-cell office:value-type="float" office:value="3" calcext:value-type="float">
            <text:p>3</text:p>
          </table:table-cell>
          <table:table-cell table:formula="of:=IFERROR(LOG10([.C234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IFERROR(LOG10([.A235]);0)" office:value-type="float" office:value="2.36735592102602" calcext:value-type="float">
            <text:p>2.367355921</text:p>
          </table:table-cell>
          <table:table-cell office:value-type="float" office:value="2" calcext:value-type="float">
            <text:p>2</text:p>
          </table:table-cell>
          <table:table-cell table:formula="of:=IFERROR(LOG10([.C235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ERROR(LOG10([.A236]);0)" office:value-type="float" office:value="2.36921585741014" calcext:value-type="float">
            <text:p>2.3692158574</text:p>
          </table:table-cell>
          <table:table-cell office:value-type="float" office:value="2" calcext:value-type="float">
            <text:p>2</text:p>
          </table:table-cell>
          <table:table-cell table:formula="of:=IFERROR(LOG10([.C236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ERROR(LOG10([.A237]);0)" office:value-type="float" office:value="2.37106786227174" calcext:value-type="float">
            <text:p>2.3710678623</text:p>
          </table:table-cell>
          <table:table-cell office:value-type="float" office:value="2" calcext:value-type="float">
            <text:p>2</text:p>
          </table:table-cell>
          <table:table-cell table:formula="of:=IFERROR(LOG10([.C237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ERROR(LOG10([.A238]);0)" office:value-type="float" office:value="2.37291200297011" calcext:value-type="float">
            <text:p>2.372912003</text:p>
          </table:table-cell>
          <table:table-cell office:value-type="float" office:value="3" calcext:value-type="float">
            <text:p>3</text:p>
          </table:table-cell>
          <table:table-cell table:formula="of:=IFERROR(LOG10([.C238]);0)" office:value-type="float" office:value="0.477121254719662" calcext:value-type="float">
            <text:p>0.4771212547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IFERROR(LOG10([.A239]);0)" office:value-type="float" office:value="2.3747483460101" calcext:value-type="float">
            <text:p>2.374748346</text:p>
          </table:table-cell>
          <table:table-cell office:value-type="float" office:value="0" calcext:value-type="float">
            <text:p>0</text:p>
          </table:table-cell>
          <table:table-cell table:formula="of:=IFERROR(LOG10([.C239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ERROR(LOG10([.A240]);0)" office:value-type="float" office:value="2.37657695705651" calcext:value-type="float">
            <text:p>2.3765769571</text:p>
          </table:table-cell>
          <table:table-cell office:value-type="float" office:value="2" calcext:value-type="float">
            <text:p>2</text:p>
          </table:table-cell>
          <table:table-cell table:formula="of:=IFERROR(LOG10([.C240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ERROR(LOG10([.A241]);0)" office:value-type="float" office:value="2.37839790094814" calcext:value-type="float">
            <text:p>2.3783979009</text:p>
          </table:table-cell>
          <table:table-cell office:value-type="float" office:value="2" calcext:value-type="float">
            <text:p>2</text:p>
          </table:table-cell>
          <table:table-cell table:formula="of:=IFERROR(LOG10([.C241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IFERROR(LOG10([.A242]);0)" office:value-type="float" office:value="2.38021124171161" calcext:value-type="float">
            <text:p>2.3802112417</text:p>
          </table:table-cell>
          <table:table-cell office:value-type="float" office:value="1" calcext:value-type="float">
            <text:p>1</text:p>
          </table:table-cell>
          <table:table-cell table:formula="of:=IFERROR(LOG10([.C24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IFERROR(LOG10([.A243]);0)" office:value-type="float" office:value="2.38201704257487" calcext:value-type="float">
            <text:p>2.3820170426</text:p>
          </table:table-cell>
          <table:table-cell office:value-type="float" office:value="2" calcext:value-type="float">
            <text:p>2</text:p>
          </table:table-cell>
          <table:table-cell table:formula="of:=IFERROR(LOG10([.C243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ERROR(LOG10([.A244]);0)" office:value-type="float" office:value="2.38381536598043" calcext:value-type="float">
            <text:p>2.383815366</text:p>
          </table:table-cell>
          <table:table-cell office:value-type="float" office:value="1" calcext:value-type="float">
            <text:p>1</text:p>
          </table:table-cell>
          <table:table-cell table:formula="of:=IFERROR(LOG10([.C24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ERROR(LOG10([.A245]);0)" office:value-type="float" office:value="2.38560627359831" calcext:value-type="float">
            <text:p>2.3856062736</text:p>
          </table:table-cell>
          <table:table-cell office:value-type="float" office:value="0" calcext:value-type="float">
            <text:p>0</text:p>
          </table:table-cell>
          <table:table-cell table:formula="of:=IFERROR(LOG10([.C24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ERROR(LOG10([.A246]);0)" office:value-type="float" office:value="2.38738982633873" calcext:value-type="float">
            <text:p>2.3873898263</text:p>
          </table:table-cell>
          <table:table-cell office:value-type="float" office:value="1" calcext:value-type="float">
            <text:p>1</text:p>
          </table:table-cell>
          <table:table-cell table:formula="of:=IFERROR(LOG10([.C24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IFERROR(LOG10([.A247]);0)" office:value-type="float" office:value="2.38916608436453" calcext:value-type="float">
            <text:p>2.3891660844</text:p>
          </table:table-cell>
          <table:table-cell office:value-type="float" office:value="0" calcext:value-type="float">
            <text:p>0</text:p>
          </table:table-cell>
          <table:table-cell table:formula="of:=IFERROR(LOG10([.C24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ERROR(LOG10([.A248]);0)" office:value-type="float" office:value="2.39093510710338" calcext:value-type="float">
            <text:p>2.3909351071</text:p>
          </table:table-cell>
          <table:table-cell office:value-type="float" office:value="2" calcext:value-type="float">
            <text:p>2</text:p>
          </table:table-cell>
          <table:table-cell table:formula="of:=IFERROR(LOG10([.C248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ERROR(LOG10([.A249]);0)" office:value-type="float" office:value="2.39269695325967" calcext:value-type="float">
            <text:p>2.3926969533</text:p>
          </table:table-cell>
          <table:table-cell office:value-type="float" office:value="2" calcext:value-type="float">
            <text:p>2</text:p>
          </table:table-cell>
          <table:table-cell table:formula="of:=IFERROR(LOG10([.C249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IFERROR(LOG10([.A250]);0)" office:value-type="float" office:value="2.39445168082622" calcext:value-type="float">
            <text:p>2.3944516808</text:p>
          </table:table-cell>
          <table:table-cell office:value-type="float" office:value="2" calcext:value-type="float">
            <text:p>2</text:p>
          </table:table-cell>
          <table:table-cell table:formula="of:=IFERROR(LOG10([.C250]);0)" office:value-type="float" office:value="0.301029995663981" calcext:value-type="float">
            <text:p>0.3010299957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IFERROR(LOG10([.A251]);0)" office:value-type="float" office:value="2.39619934709574" calcext:value-type="float">
            <text:p>2.3961993471</text:p>
          </table:table-cell>
          <table:table-cell office:value-type="float" office:value="1" calcext:value-type="float">
            <text:p>1</text:p>
          </table:table-cell>
          <table:table-cell table:formula="of:=IFERROR(LOG10([.C251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ERROR(LOG10([.A252]);0)" office:value-type="float" office:value="2.39794000867204" calcext:value-type="float">
            <text:p>2.3979400087</text:p>
          </table:table-cell>
          <table:table-cell office:value-type="float" office:value="0" calcext:value-type="float">
            <text:p>0</text:p>
          </table:table-cell>
          <table:table-cell table:formula="of:=IFERROR(LOG10([.C252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ERROR(LOG10([.A253]);0)" office:value-type="float" office:value="2.39967372148104" calcext:value-type="float">
            <text:p>2.3996737215</text:p>
          </table:table-cell>
          <table:table-cell office:value-type="float" office:value="0" calcext:value-type="float">
            <text:p>0</text:p>
          </table:table-cell>
          <table:table-cell table:formula="of:=IFERROR(LOG10([.C253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ERROR(LOG10([.A254]);0)" office:value-type="float" office:value="2.40140054078154" calcext:value-type="float">
            <text:p>2.4014005408</text:p>
          </table:table-cell>
          <table:table-cell office:value-type="float" office:value="0" calcext:value-type="float">
            <text:p>0</text:p>
          </table:table-cell>
          <table:table-cell table:formula="of:=IFERROR(LOG10([.C254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ERROR(LOG10([.A255]);0)" office:value-type="float" office:value="2.40312052117582" calcext:value-type="float">
            <text:p>2.4031205212</text:p>
          </table:table-cell>
          <table:table-cell office:value-type="float" office:value="0" calcext:value-type="float">
            <text:p>0</text:p>
          </table:table-cell>
          <table:table-cell table:formula="of:=IFERROR(LOG10([.C255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IFERROR(LOG10([.A256]);0)" office:value-type="float" office:value="2.40483371661994" calcext:value-type="float">
            <text:p>2.4048337166</text:p>
          </table:table-cell>
          <table:table-cell office:value-type="float" office:value="0" calcext:value-type="float">
            <text:p>0</text:p>
          </table:table-cell>
          <table:table-cell table:formula="of:=IFERROR(LOG10([.C256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ERROR(LOG10([.A257]);0)" office:value-type="float" office:value="2.40654018043395" calcext:value-type="float">
            <text:p>2.4065401804</text:p>
          </table:table-cell>
          <table:table-cell office:value-type="float" office:value="0" calcext:value-type="float">
            <text:p>0</text:p>
          </table:table-cell>
          <table:table-cell table:formula="of:=IFERROR(LOG10([.C257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ERROR(LOG10([.A258]);0)" office:value-type="float" office:value="2.40823996531185" calcext:value-type="float">
            <text:p>2.4082399653</text:p>
          </table:table-cell>
          <table:table-cell office:value-type="float" office:value="1" calcext:value-type="float">
            <text:p>1</text:p>
          </table:table-cell>
          <table:table-cell table:formula="of:=IFERROR(LOG10([.C258])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IFERROR(LOG10([.A259]);0)" office:value-type="float" office:value="2.40993312333129" calcext:value-type="float">
            <text:p>2.4099331233</text:p>
          </table:table-cell>
          <table:table-cell office:value-type="float" office:value="4" calcext:value-type="float">
            <text:p>4</text:p>
          </table:table-cell>
          <table:table-cell table:formula="of:=IFERROR(LOG10([.C259]);0)" office:value-type="float" office:value="0.602059991327962" calcext:value-type="float">
            <text:p>0.6020599913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ERROR(LOG10([.A260]);0)" office:value-type="float" office:value="2.41161970596323" calcext:value-type="float">
            <text:p>2.411619706</text:p>
          </table:table-cell>
          <table:table-cell office:value-type="float" office:value="1" calcext:value-type="float">
            <text:p>1</text:p>
          </table:table-cell>
          <table:table-cell table:formula="of:=IFERROR(LOG10([.C260])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8:52:08.132956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3:13:39.011271134</meta:creation-date>
    <dc:date>2016-11-09T19:23:55.048959501</dc:date>
    <meta:editing-duration>PT1H11M31S</meta:editing-duration>
    <meta:editing-cycles>2</meta:editing-cycles>
    <meta:generator>LibreOffice/4.2.8.2$Linux_X86_64 LibreOffice_project/420m0$Build-2</meta:generator>
    <meta:document-statistic meta:table-count="1" meta:cell-count="1293" meta:object-count="0"/>
  </office:meta>
</office:document-meta>
</file>